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Amp20Duty500Hz" table:style-name="ta1">
        <table:shapes>
          <draw:frame draw:z-index="0" draw:style-name="gr1" draw:text-style-name="P1" svg:width="635.33pt" svg:height="448.89pt" svg:x="641.74pt" svg:y="15232.59pt">
            <loext:p draw:notify-on-update-of-ranges="opAmp20Duty500Hz.A1:opAmp20Duty500Hz.A1 opAmp20Duty500Hz.A2:opAmp20Duty500Hz.A1191 opAmp20Duty500Hz.B1:opAmp20Duty500Hz.B1 opAmp20Duty500Hz.B2:opAmp20Duty500Hz.B1191 opAmp20Duty500Hz.A1:opAmp20Duty500Hz.A1 opAmp20Duty500Hz.A2:opAmp20Duty500Hz.A1191 opAmp20Duty500Hz.C1:opAmp20Duty500Hz.C1 opAmp20Duty500Hz.C2:opAmp20Duty500Hz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144723618" calcext:value-type="float">
            <text:p>-0.144723618</text:p>
          </table:table-cell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00504" calcext:value-type="float">
            <text:p>0.0005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5208" calcext:value-type="float">
            <text:p>0.00052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5376" calcext:value-type="float">
            <text:p>0.00053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5544" calcext:value-type="float">
            <text:p>0.00055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5712" calcext:value-type="float">
            <text:p>0.00057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588" calcext:value-type="float">
            <text:p>0.0005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06048" calcext:value-type="float">
            <text:p>0.00060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06216" calcext:value-type="float">
            <text:p>0.00062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06384" calcext:value-type="float">
            <text:p>0.00063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06552" calcext:value-type="float">
            <text:p>0.00065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0672" calcext:value-type="float">
            <text:p>0.000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06888" calcext:value-type="float">
            <text:p>0.00068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07056" calcext:value-type="float">
            <text:p>0.00070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07224" calcext:value-type="float">
            <text:p>0.00072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07392" calcext:value-type="float">
            <text:p>0.00073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0756" calcext:value-type="float">
            <text:p>0.0007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07728" calcext:value-type="float">
            <text:p>0.00077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07896" calcext:value-type="float">
            <text:p>0.00078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08064" calcext:value-type="float">
            <text:p>0.00080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08232" calcext:value-type="float">
            <text:p>0.00082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084" calcext:value-type="float">
            <text:p>0.000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08568" calcext:value-type="float">
            <text:p>0.00085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08736" calcext:value-type="float">
            <text:p>0.00087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08904" calcext:value-type="float">
            <text:p>0.0008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9072" calcext:value-type="float">
            <text:p>0.00090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924" calcext:value-type="float">
            <text:p>0.0009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09408" calcext:value-type="float">
            <text:p>0.00094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9576" calcext:value-type="float">
            <text:p>0.00095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9744" calcext:value-type="float">
            <text:p>0.00097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9912" calcext:value-type="float">
            <text:p>0.00099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008" calcext:value-type="float">
            <text:p>0.0010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0248" calcext:value-type="float">
            <text:p>0.00102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0416" calcext:value-type="float">
            <text:p>0.00104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0584" calcext:value-type="float">
            <text:p>0.00105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0752" calcext:value-type="float">
            <text:p>0.00107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092" calcext:value-type="float">
            <text:p>0.0010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1088" calcext:value-type="float">
            <text:p>0.00110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1256" calcext:value-type="float">
            <text:p>0.00112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1424" calcext:value-type="float">
            <text:p>0.00114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1592" calcext:value-type="float">
            <text:p>0.00115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176" calcext:value-type="float">
            <text:p>0.0011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1928" calcext:value-type="float">
            <text:p>0.00119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2096" calcext:value-type="float">
            <text:p>0.00120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2264" calcext:value-type="float">
            <text:p>0.00122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2432" calcext:value-type="float">
            <text:p>0.00124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26" calcext:value-type="float">
            <text:p>0.0012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2768" calcext:value-type="float">
            <text:p>0.00127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2936" calcext:value-type="float">
            <text:p>0.00129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3104" calcext:value-type="float">
            <text:p>0.00131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3272" calcext:value-type="float">
            <text:p>0.00132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344" calcext:value-type="float">
            <text:p>0.001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3608" calcext:value-type="float">
            <text:p>0.00136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3776" calcext:value-type="float">
            <text:p>0.00137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3944" calcext:value-type="float">
            <text:p>0.00139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4112" calcext:value-type="float">
            <text:p>0.00141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428" calcext:value-type="float">
            <text:p>0.0014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4448" calcext:value-type="float">
            <text:p>0.00144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4616" calcext:value-type="float">
            <text:p>0.00146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4784" calcext:value-type="float">
            <text:p>0.00147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4952" calcext:value-type="float">
            <text:p>0.00149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512" calcext:value-type="float">
            <text:p>0.0015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5288" calcext:value-type="float">
            <text:p>0.00152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5456" calcext:value-type="float">
            <text:p>0.00154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5624" calcext:value-type="float">
            <text:p>0.00156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5792" calcext:value-type="float">
            <text:p>0.00157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596" calcext:value-type="float">
            <text:p>0.0015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6128" calcext:value-type="float">
            <text:p>0.00161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6296" calcext:value-type="float">
            <text:p>0.00162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6464" calcext:value-type="float">
            <text:p>0.00164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6632" calcext:value-type="float">
            <text:p>0.00166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68" calcext:value-type="float">
            <text:p>0.001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6968" calcext:value-type="float">
            <text:p>0.00169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7136" calcext:value-type="float">
            <text:p>0.00171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7304" calcext:value-type="float">
            <text:p>0.00173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7472" calcext:value-type="float">
            <text:p>0.00174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764" calcext:value-type="float">
            <text:p>0.0017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7808" calcext:value-type="float">
            <text:p>0.00178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7976" calcext:value-type="float">
            <text:p>0.00179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8144" calcext:value-type="float">
            <text:p>0.00181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8312" calcext:value-type="float">
            <text:p>0.00183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848" calcext:value-type="float">
            <text:p>0.0018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8648" calcext:value-type="float">
            <text:p>0.00186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8816" calcext:value-type="float">
            <text:p>0.00188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8984" calcext:value-type="float">
            <text:p>0.00189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9152" calcext:value-type="float">
            <text:p>0.00191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1932" calcext:value-type="float">
            <text:p>0.0019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9488" calcext:value-type="float">
            <text:p>0.00194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9656" calcext:value-type="float">
            <text:p>0.00196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9824" calcext:value-type="float">
            <text:p>0.00198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9992" calcext:value-type="float">
            <text:p>0.00199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016" calcext:value-type="float">
            <text:p>0.0020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20328" calcext:value-type="float">
            <text:p>0.002032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20496" calcext:value-type="float">
            <text:p>0.002049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20664" calcext:value-type="float">
            <text:p>0.00206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20832" calcext:value-type="float">
            <text:p>0.00208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21" calcext:value-type="float">
            <text:p>0.0021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21168" calcext:value-type="float">
            <text:p>0.00211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21336" calcext:value-type="float">
            <text:p>0.00213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504" calcext:value-type="float">
            <text:p>0.00215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21672" calcext:value-type="float">
            <text:p>0.00216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2184" calcext:value-type="float">
            <text:p>0.0021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22008" calcext:value-type="float">
            <text:p>0.00220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22176" calcext:value-type="float">
            <text:p>0.00221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22344" calcext:value-type="float">
            <text:p>0.00223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22512" calcext:value-type="float">
            <text:p>0.00225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2268" calcext:value-type="float">
            <text:p>0.0022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22848" calcext:value-type="float">
            <text:p>0.00228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23016" calcext:value-type="float">
            <text:p>0.00230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23184" calcext:value-type="float">
            <text:p>0.00231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23352" calcext:value-type="float">
            <text:p>0.00233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2352" calcext:value-type="float">
            <text:p>0.0023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23688" calcext:value-type="float">
            <text:p>0.00236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23856" calcext:value-type="float">
            <text:p>0.00238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24024" calcext:value-type="float">
            <text:p>0.00240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458291457" calcext:value-type="float">
            <text:p>-0.458291457</text:p>
          </table:table-cell>
        </table:table-row>
        <table:table-row table:style-name="ro1">
          <table:table-cell office:value-type="float" office:value="0.0024192" calcext:value-type="float">
            <text:p>0.00241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152763819" calcext:value-type="float">
            <text:p>-0.152763819</text:p>
          </table:table-cell>
        </table:table-row>
        <table:table-row table:style-name="ro1">
          <table:table-cell office:value-type="float" office:value="0.002436" calcext:value-type="float">
            <text:p>0.0024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24528" calcext:value-type="float">
            <text:p>0.00245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24696" calcext:value-type="float">
            <text:p>0.00246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24864" calcext:value-type="float">
            <text:p>0.0024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25032" calcext:value-type="float">
            <text:p>0.00250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252" calcext:value-type="float">
            <text:p>0.002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25368" calcext:value-type="float">
            <text:p>0.00253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25536" calcext:value-type="float">
            <text:p>0.00255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25704" calcext:value-type="float">
            <text:p>0.00257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25872" calcext:value-type="float">
            <text:p>0.00258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2604" calcext:value-type="float">
            <text:p>0.0026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26208" calcext:value-type="float">
            <text:p>0.00262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26376" calcext:value-type="float">
            <text:p>0.00263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26544" calcext:value-type="float">
            <text:p>0.00265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26712" calcext:value-type="float">
            <text:p>0.00267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2688" calcext:value-type="float">
            <text:p>0.0026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27048" calcext:value-type="float">
            <text:p>0.00270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27216" calcext:value-type="float">
            <text:p>0.00272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27384" calcext:value-type="float">
            <text:p>0.00273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27552" calcext:value-type="float">
            <text:p>0.00275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2772" calcext:value-type="float">
            <text:p>0.0027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27888" calcext:value-type="float">
            <text:p>0.00278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28056" calcext:value-type="float">
            <text:p>0.00280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28224" calcext:value-type="float">
            <text:p>0.00282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28392" calcext:value-type="float">
            <text:p>0.00283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2856" calcext:value-type="float">
            <text:p>0.0028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8728" calcext:value-type="float">
            <text:p>0.00287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8896" calcext:value-type="float">
            <text:p>0.00288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9064" calcext:value-type="float">
            <text:p>0.00290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9232" calcext:value-type="float">
            <text:p>0.00292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94" calcext:value-type="float">
            <text:p>0.0029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9568" calcext:value-type="float">
            <text:p>0.00295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9736" calcext:value-type="float">
            <text:p>0.00297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9904" calcext:value-type="float">
            <text:p>0.0029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0072" calcext:value-type="float">
            <text:p>0.00300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024" calcext:value-type="float">
            <text:p>0.0030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30408" calcext:value-type="float">
            <text:p>0.00304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0576" calcext:value-type="float">
            <text:p>0.00305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0744" calcext:value-type="float">
            <text:p>0.00307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0912" calcext:value-type="float">
            <text:p>0.00309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108" calcext:value-type="float">
            <text:p>0.0031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1248" calcext:value-type="float">
            <text:p>0.00312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1416" calcext:value-type="float">
            <text:p>0.00314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1584" calcext:value-type="float">
            <text:p>0.00315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1752" calcext:value-type="float">
            <text:p>0.00317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192" calcext:value-type="float">
            <text:p>0.0031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2088" calcext:value-type="float">
            <text:p>0.00320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2256" calcext:value-type="float">
            <text:p>0.00322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2424" calcext:value-type="float">
            <text:p>0.00324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2592" calcext:value-type="float">
            <text:p>0.00325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276" calcext:value-type="float">
            <text:p>0.0032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2928" calcext:value-type="float">
            <text:p>0.00329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3096" calcext:value-type="float">
            <text:p>0.00330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3264" calcext:value-type="float">
            <text:p>0.00332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3432" calcext:value-type="float">
            <text:p>0.00334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36" calcext:value-type="float">
            <text:p>0.003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3768" calcext:value-type="float">
            <text:p>0.00337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33936" calcext:value-type="float">
            <text:p>0.00339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4104" calcext:value-type="float">
            <text:p>0.00341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34272" calcext:value-type="float">
            <text:p>0.00342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444" calcext:value-type="float">
            <text:p>0.0034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4608" calcext:value-type="float">
            <text:p>0.00346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4776" calcext:value-type="float">
            <text:p>0.00347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4944" calcext:value-type="float">
            <text:p>0.00349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5112" calcext:value-type="float">
            <text:p>0.00351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528" calcext:value-type="float">
            <text:p>0.0035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5448" calcext:value-type="float">
            <text:p>0.00354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5616" calcext:value-type="float">
            <text:p>0.00356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5784" calcext:value-type="float">
            <text:p>0.00357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5952" calcext:value-type="float">
            <text:p>0.00359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612" calcext:value-type="float">
            <text:p>0.0036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36288" calcext:value-type="float">
            <text:p>0.00362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6456" calcext:value-type="float">
            <text:p>0.00364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6624" calcext:value-type="float">
            <text:p>0.00366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6792" calcext:value-type="float">
            <text:p>0.00367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696" calcext:value-type="float">
            <text:p>0.0036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7128" calcext:value-type="float">
            <text:p>0.00371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7296" calcext:value-type="float">
            <text:p>0.00372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7464" calcext:value-type="float">
            <text:p>0.00374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7632" calcext:value-type="float">
            <text:p>0.00376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378" calcext:value-type="float">
            <text:p>0.003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7968" calcext:value-type="float">
            <text:p>0.00379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8136" calcext:value-type="float">
            <text:p>0.00381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8304" calcext:value-type="float">
            <text:p>0.00383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38472" calcext:value-type="float">
            <text:p>0.00384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864" calcext:value-type="float">
            <text:p>0.003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8808" calcext:value-type="float">
            <text:p>0.00388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8976" calcext:value-type="float">
            <text:p>0.00389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9144" calcext:value-type="float">
            <text:p>0.00391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9312" calcext:value-type="float">
            <text:p>0.00393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3948" calcext:value-type="float">
            <text:p>0.0039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9648" calcext:value-type="float">
            <text:p>0.00396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9816" calcext:value-type="float">
            <text:p>0.00398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9984" calcext:value-type="float">
            <text:p>0.00399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0152" calcext:value-type="float">
            <text:p>0.004015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4032" calcext:value-type="float">
            <text:p>0.00403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40488" calcext:value-type="float">
            <text:p>0.004048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40656" calcext:value-type="float">
            <text:p>0.00406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40824" calcext:value-type="float">
            <text:p>0.00408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40992" calcext:value-type="float">
            <text:p>0.004099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4116" calcext:value-type="float">
            <text:p>0.0041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41328" calcext:value-type="float">
            <text:p>0.00413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1496" calcext:value-type="float">
            <text:p>0.00414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41664" calcext:value-type="float">
            <text:p>0.00416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41832" calcext:value-type="float">
            <text:p>0.00418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42" calcext:value-type="float">
            <text:p>0.004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42168" calcext:value-type="float">
            <text:p>0.00421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42336" calcext:value-type="float">
            <text:p>0.00423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42504" calcext:value-type="float">
            <text:p>0.00425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42672" calcext:value-type="float">
            <text:p>0.00426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4284" calcext:value-type="float">
            <text:p>0.0042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43008" calcext:value-type="float">
            <text:p>0.00430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43176" calcext:value-type="float">
            <text:p>0.00431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43344" calcext:value-type="float">
            <text:p>0.00433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43512" calcext:value-type="float">
            <text:p>0.00435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368" calcext:value-type="float">
            <text:p>0.0043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43848" calcext:value-type="float">
            <text:p>0.00438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44016" calcext:value-type="float">
            <text:p>0.00440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4184" calcext:value-type="float">
            <text:p>0.00441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152763819" calcext:value-type="float">
            <text:p>-0.152763819</text:p>
          </table:table-cell>
        </table:table-row>
        <table:table-row table:style-name="ro1">
          <table:table-cell office:value-type="float" office:value="0.0044352" calcext:value-type="float">
            <text:p>0.00443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4452" calcext:value-type="float">
            <text:p>0.0044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44688" calcext:value-type="float">
            <text:p>0.00446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44856" calcext:value-type="float">
            <text:p>0.00448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45024" calcext:value-type="float">
            <text:p>0.00450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45192" calcext:value-type="float">
            <text:p>0.00451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4536" calcext:value-type="float">
            <text:p>0.0045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45528" calcext:value-type="float">
            <text:p>0.00455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45696" calcext:value-type="float">
            <text:p>0.00456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45864" calcext:value-type="float">
            <text:p>0.00458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46032" calcext:value-type="float">
            <text:p>0.00460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462" calcext:value-type="float">
            <text:p>0.0046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46368" calcext:value-type="float">
            <text:p>0.00463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46536" calcext:value-type="float">
            <text:p>0.00465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46704" calcext:value-type="float">
            <text:p>0.00467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46872" calcext:value-type="float">
            <text:p>0.00468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4704" calcext:value-type="float">
            <text:p>0.0047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47208" calcext:value-type="float">
            <text:p>0.00472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47376" calcext:value-type="float">
            <text:p>0.00473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47544" calcext:value-type="float">
            <text:p>0.00475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47712" calcext:value-type="float">
            <text:p>0.00477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4788" calcext:value-type="float">
            <text:p>0.0047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48048" calcext:value-type="float">
            <text:p>0.00480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48216" calcext:value-type="float">
            <text:p>0.00482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48384" calcext:value-type="float">
            <text:p>0.00483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48552" calcext:value-type="float">
            <text:p>0.00485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872" calcext:value-type="float">
            <text:p>0.0048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8888" calcext:value-type="float">
            <text:p>0.00488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9056" calcext:value-type="float">
            <text:p>0.00490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9224" calcext:value-type="float">
            <text:p>0.00492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9392" calcext:value-type="float">
            <text:p>0.00493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956" calcext:value-type="float">
            <text:p>0.0049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9728" calcext:value-type="float">
            <text:p>0.00497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9896" calcext:value-type="float">
            <text:p>0.00498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0064" calcext:value-type="float">
            <text:p>0.00500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0232" calcext:value-type="float">
            <text:p>0.00502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04" calcext:value-type="float">
            <text:p>0.005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0568" calcext:value-type="float">
            <text:p>0.00505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0736" calcext:value-type="float">
            <text:p>0.00507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0904" calcext:value-type="float">
            <text:p>0.0050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1072" calcext:value-type="float">
            <text:p>0.00510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124" calcext:value-type="float">
            <text:p>0.0051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1408" calcext:value-type="float">
            <text:p>0.00514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1576" calcext:value-type="float">
            <text:p>0.00515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1744" calcext:value-type="float">
            <text:p>0.00517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51912" calcext:value-type="float">
            <text:p>0.00519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208" calcext:value-type="float">
            <text:p>0.0052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52248" calcext:value-type="float">
            <text:p>0.00522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2416" calcext:value-type="float">
            <text:p>0.00524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2584" calcext:value-type="float">
            <text:p>0.00525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2752" calcext:value-type="float">
            <text:p>0.00527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292" calcext:value-type="float">
            <text:p>0.0052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3088" calcext:value-type="float">
            <text:p>0.00530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3256" calcext:value-type="float">
            <text:p>0.00532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3424" calcext:value-type="float">
            <text:p>0.00534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3592" calcext:value-type="float">
            <text:p>0.00535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376" calcext:value-type="float">
            <text:p>0.0053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3928" calcext:value-type="float">
            <text:p>0.00539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4096" calcext:value-type="float">
            <text:p>0.00540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4264" calcext:value-type="float">
            <text:p>0.00542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4432" calcext:value-type="float">
            <text:p>0.00544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46" calcext:value-type="float">
            <text:p>0.0054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4768" calcext:value-type="float">
            <text:p>0.00547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4936" calcext:value-type="float">
            <text:p>0.00549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5104" calcext:value-type="float">
            <text:p>0.00551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5272" calcext:value-type="float">
            <text:p>0.00552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544" calcext:value-type="float">
            <text:p>0.0055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5608" calcext:value-type="float">
            <text:p>0.00556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5776" calcext:value-type="float">
            <text:p>0.00557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5944" calcext:value-type="float">
            <text:p>0.00559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6112" calcext:value-type="float">
            <text:p>0.00561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628" calcext:value-type="float">
            <text:p>0.0056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6448" calcext:value-type="float">
            <text:p>0.00564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6616" calcext:value-type="float">
            <text:p>0.00566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6784" calcext:value-type="float">
            <text:p>0.00567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6952" calcext:value-type="float">
            <text:p>0.00569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712" calcext:value-type="float">
            <text:p>0.0057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7288" calcext:value-type="float">
            <text:p>0.00572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7456" calcext:value-type="float">
            <text:p>0.00574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7624" calcext:value-type="float">
            <text:p>0.00576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7792" calcext:value-type="float">
            <text:p>0.00577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796" calcext:value-type="float">
            <text:p>0.0057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8128" calcext:value-type="float">
            <text:p>0.00581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8296" calcext:value-type="float">
            <text:p>0.00582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8464" calcext:value-type="float">
            <text:p>0.00584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8632" calcext:value-type="float">
            <text:p>0.00586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88" calcext:value-type="float">
            <text:p>0.005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8968" calcext:value-type="float">
            <text:p>0.00589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9136" calcext:value-type="float">
            <text:p>0.00591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9304" calcext:value-type="float">
            <text:p>0.00593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9472" calcext:value-type="float">
            <text:p>0.00594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964" calcext:value-type="float">
            <text:p>0.0059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9808" calcext:value-type="float">
            <text:p>0.00598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9976" calcext:value-type="float">
            <text:p>0.00599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0144" calcext:value-type="float">
            <text:p>0.006014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60312" calcext:value-type="float">
            <text:p>0.006031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6048" calcext:value-type="float">
            <text:p>0.00604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60648" calcext:value-type="float">
            <text:p>0.006064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60816" calcext:value-type="float">
            <text:p>0.00608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60984" calcext:value-type="float">
            <text:p>0.00609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61152" calcext:value-type="float">
            <text:p>0.00611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6132" calcext:value-type="float">
            <text:p>0.0061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61488" calcext:value-type="float">
            <text:p>0.00614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61656" calcext:value-type="float">
            <text:p>0.00616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61824" calcext:value-type="float">
            <text:p>0.00618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61992" calcext:value-type="float">
            <text:p>0.00619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6216" calcext:value-type="float">
            <text:p>0.0062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62328" calcext:value-type="float">
            <text:p>0.00623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62496" calcext:value-type="float">
            <text:p>0.00624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62664" calcext:value-type="float">
            <text:p>0.00626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62832" calcext:value-type="float">
            <text:p>0.00628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63168" calcext:value-type="float">
            <text:p>0.00631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63336" calcext:value-type="float">
            <text:p>0.00633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63504" calcext:value-type="float">
            <text:p>0.00635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63672" calcext:value-type="float">
            <text:p>0.00636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6384" calcext:value-type="float">
            <text:p>0.0063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64008" calcext:value-type="float">
            <text:p>0.00640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64176" calcext:value-type="float">
            <text:p>0.00641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64344" calcext:value-type="float">
            <text:p>0.0064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64512" calcext:value-type="float">
            <text:p>0.00645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6468" calcext:value-type="float">
            <text:p>0.0064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64848" calcext:value-type="float">
            <text:p>0.00648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65016" calcext:value-type="float">
            <text:p>0.00650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65184" calcext:value-type="float">
            <text:p>0.00651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65352" calcext:value-type="float">
            <text:p>0.00653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6552" calcext:value-type="float">
            <text:p>0.0065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65688" calcext:value-type="float">
            <text:p>0.00656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65856" calcext:value-type="float">
            <text:p>0.00658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66024" calcext:value-type="float">
            <text:p>0.006602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66192" calcext:value-type="float">
            <text:p>0.00661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6636" calcext:value-type="float">
            <text:p>0.0066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66528" calcext:value-type="float">
            <text:p>0.00665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66696" calcext:value-type="float">
            <text:p>0.00666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66864" calcext:value-type="float">
            <text:p>0.00668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67032" calcext:value-type="float">
            <text:p>0.00670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672" calcext:value-type="float">
            <text:p>0.00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67368" calcext:value-type="float">
            <text:p>0.00673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67536" calcext:value-type="float">
            <text:p>0.00675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67704" calcext:value-type="float">
            <text:p>0.00677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67872" calcext:value-type="float">
            <text:p>0.00678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6804" calcext:value-type="float">
            <text:p>0.0068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68208" calcext:value-type="float">
            <text:p>0.00682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68376" calcext:value-type="float">
            <text:p>0.00683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68544" calcext:value-type="float">
            <text:p>0.00685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8712" calcext:value-type="float">
            <text:p>0.00687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888" calcext:value-type="float">
            <text:p>0.0068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9048" calcext:value-type="float">
            <text:p>0.00690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9216" calcext:value-type="float">
            <text:p>0.00692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9384" calcext:value-type="float">
            <text:p>0.00693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9552" calcext:value-type="float">
            <text:p>0.00695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972" calcext:value-type="float">
            <text:p>0.0069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9888" calcext:value-type="float">
            <text:p>0.00698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0056" calcext:value-type="float">
            <text:p>0.00700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0224" calcext:value-type="float">
            <text:p>0.00702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0392" calcext:value-type="float">
            <text:p>0.00703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056" calcext:value-type="float">
            <text:p>0.0070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0728" calcext:value-type="float">
            <text:p>0.00707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0896" calcext:value-type="float">
            <text:p>0.00708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1064" calcext:value-type="float">
            <text:p>0.00710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1232" calcext:value-type="float">
            <text:p>0.00712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14" calcext:value-type="float">
            <text:p>0.007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1568" calcext:value-type="float">
            <text:p>0.00715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1736" calcext:value-type="float">
            <text:p>0.00717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1904" calcext:value-type="float">
            <text:p>0.0071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2072" calcext:value-type="float">
            <text:p>0.00720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224" calcext:value-type="float">
            <text:p>0.0072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2408" calcext:value-type="float">
            <text:p>0.00724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2576" calcext:value-type="float">
            <text:p>0.00725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2744" calcext:value-type="float">
            <text:p>0.00727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2912" calcext:value-type="float">
            <text:p>0.00729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308" calcext:value-type="float">
            <text:p>0.0073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3248" calcext:value-type="float">
            <text:p>0.00732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3416" calcext:value-type="float">
            <text:p>0.00734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3584" calcext:value-type="float">
            <text:p>0.00735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3752" calcext:value-type="float">
            <text:p>0.00737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392" calcext:value-type="float">
            <text:p>0.0073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4088" calcext:value-type="float">
            <text:p>0.00740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4256" calcext:value-type="float">
            <text:p>0.00742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4424" calcext:value-type="float">
            <text:p>0.00744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4592" calcext:value-type="float">
            <text:p>0.00745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476" calcext:value-type="float">
            <text:p>0.0074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4928" calcext:value-type="float">
            <text:p>0.00749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5096" calcext:value-type="float">
            <text:p>0.00750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5264" calcext:value-type="float">
            <text:p>0.00752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5432" calcext:value-type="float">
            <text:p>0.00754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56" calcext:value-type="float">
            <text:p>0.007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5768" calcext:value-type="float">
            <text:p>0.00757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5936" calcext:value-type="float">
            <text:p>0.00759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6104" calcext:value-type="float">
            <text:p>0.00761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6272" calcext:value-type="float">
            <text:p>0.00762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644" calcext:value-type="float">
            <text:p>0.0076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6608" calcext:value-type="float">
            <text:p>0.00766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6776" calcext:value-type="float">
            <text:p>0.00767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6944" calcext:value-type="float">
            <text:p>0.00769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7112" calcext:value-type="float">
            <text:p>0.00771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728" calcext:value-type="float">
            <text:p>0.0077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7448" calcext:value-type="float">
            <text:p>0.00774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7616" calcext:value-type="float">
            <text:p>0.00776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7784" calcext:value-type="float">
            <text:p>0.00777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7952" calcext:value-type="float">
            <text:p>0.00779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812" calcext:value-type="float">
            <text:p>0.0078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8288" calcext:value-type="float">
            <text:p>0.00782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8456" calcext:value-type="float">
            <text:p>0.00784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8624" calcext:value-type="float">
            <text:p>0.00786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8792" calcext:value-type="float">
            <text:p>0.00787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896" calcext:value-type="float">
            <text:p>0.0078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9128" calcext:value-type="float">
            <text:p>0.00791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9296" calcext:value-type="float">
            <text:p>0.00792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9464" calcext:value-type="float">
            <text:p>0.00794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9632" calcext:value-type="float">
            <text:p>0.00796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98" calcext:value-type="float">
            <text:p>0.007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9968" calcext:value-type="float">
            <text:p>0.00799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0136" calcext:value-type="float">
            <text:p>0.008013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80304" calcext:value-type="float">
            <text:p>0.008030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80472" calcext:value-type="float">
            <text:p>0.008047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8064" calcext:value-type="float">
            <text:p>0.0080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80808" calcext:value-type="float">
            <text:p>0.008080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80976" calcext:value-type="float">
            <text:p>0.008097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81144" calcext:value-type="float">
            <text:p>0.00811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81312" calcext:value-type="float">
            <text:p>0.00813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148" calcext:value-type="float">
            <text:p>0.0081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81648" calcext:value-type="float">
            <text:p>0.00816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81816" calcext:value-type="float">
            <text:p>0.00818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81984" calcext:value-type="float">
            <text:p>0.00819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82152" calcext:value-type="float">
            <text:p>0.00821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8232" calcext:value-type="float">
            <text:p>0.0082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82488" calcext:value-type="float">
            <text:p>0.00824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82656" calcext:value-type="float">
            <text:p>0.00826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82824" calcext:value-type="float">
            <text:p>0.00828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82992" calcext:value-type="float">
            <text:p>0.00829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8316" calcext:value-type="float">
            <text:p>0.0083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83328" calcext:value-type="float">
            <text:p>0.00833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83496" calcext:value-type="float">
            <text:p>0.00834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83664" calcext:value-type="float">
            <text:p>0.00836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83832" calcext:value-type="float">
            <text:p>0.00838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84168" calcext:value-type="float">
            <text:p>0.0084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84336" calcext:value-type="float">
            <text:p>0.00843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84504" calcext:value-type="float">
            <text:p>0.00845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84672" calcext:value-type="float">
            <text:p>0.0084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8484" calcext:value-type="float">
            <text:p>0.0084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85008" calcext:value-type="float">
            <text:p>0.00850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85176" calcext:value-type="float">
            <text:p>0.00851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85344" calcext:value-type="float">
            <text:p>0.0085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85512" calcext:value-type="float">
            <text:p>0.00855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8568" calcext:value-type="float">
            <text:p>0.0085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85848" calcext:value-type="float">
            <text:p>0.00858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86016" calcext:value-type="float">
            <text:p>0.00860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86184" calcext:value-type="float">
            <text:p>0.00861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86352" calcext:value-type="float">
            <text:p>0.00863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8652" calcext:value-type="float">
            <text:p>0.0086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86688" calcext:value-type="float">
            <text:p>0.00866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86856" calcext:value-type="float">
            <text:p>0.00868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87024" calcext:value-type="float">
            <text:p>0.00870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87192" calcext:value-type="float">
            <text:p>0.00871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8736" calcext:value-type="float">
            <text:p>0.0087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87528" calcext:value-type="float">
            <text:p>0.00875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87696" calcext:value-type="float">
            <text:p>0.00876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87864" calcext:value-type="float">
            <text:p>0.0087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88032" calcext:value-type="float">
            <text:p>0.00880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882" calcext:value-type="float">
            <text:p>0.008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8368" calcext:value-type="float">
            <text:p>0.00883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8536" calcext:value-type="float">
            <text:p>0.00885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88704" calcext:value-type="float">
            <text:p>0.00887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8872" calcext:value-type="float">
            <text:p>0.00888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904" calcext:value-type="float">
            <text:p>0.008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9208" calcext:value-type="float">
            <text:p>0.00892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9376" calcext:value-type="float">
            <text:p>0.00893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9544" calcext:value-type="float">
            <text:p>0.00895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9712" calcext:value-type="float">
            <text:p>0.00897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988" calcext:value-type="float">
            <text:p>0.0089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0048" calcext:value-type="float">
            <text:p>0.00900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0216" calcext:value-type="float">
            <text:p>0.00902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0384" calcext:value-type="float">
            <text:p>0.00903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0552" calcext:value-type="float">
            <text:p>0.00905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072" calcext:value-type="float">
            <text:p>0.0090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0888" calcext:value-type="float">
            <text:p>0.00908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1056" calcext:value-type="float">
            <text:p>0.00910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1224" calcext:value-type="float">
            <text:p>0.00912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1392" calcext:value-type="float">
            <text:p>0.00913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156" calcext:value-type="float">
            <text:p>0.0091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1728" calcext:value-type="float">
            <text:p>0.00917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1896" calcext:value-type="float">
            <text:p>0.00918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2064" calcext:value-type="float">
            <text:p>0.00920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2232" calcext:value-type="float">
            <text:p>0.00922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24" calcext:value-type="float">
            <text:p>0.009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2568" calcext:value-type="float">
            <text:p>0.00925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2736" calcext:value-type="float">
            <text:p>0.00927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2904" calcext:value-type="float">
            <text:p>0.0092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3072" calcext:value-type="float">
            <text:p>0.00930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324" calcext:value-type="float">
            <text:p>0.0093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3408" calcext:value-type="float">
            <text:p>0.00934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3576" calcext:value-type="float">
            <text:p>0.00935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3744" calcext:value-type="float">
            <text:p>0.00937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3912" calcext:value-type="float">
            <text:p>0.00939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408" calcext:value-type="float">
            <text:p>0.0094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4248" calcext:value-type="float">
            <text:p>0.00942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4416" calcext:value-type="float">
            <text:p>0.00944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4584" calcext:value-type="float">
            <text:p>0.00945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4752" calcext:value-type="float">
            <text:p>0.00947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492" calcext:value-type="float">
            <text:p>0.0094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5088" calcext:value-type="float">
            <text:p>0.00950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5256" calcext:value-type="float">
            <text:p>0.00952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5424" calcext:value-type="float">
            <text:p>0.00954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5592" calcext:value-type="float">
            <text:p>0.00955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576" calcext:value-type="float">
            <text:p>0.0095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5928" calcext:value-type="float">
            <text:p>0.00959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6096" calcext:value-type="float">
            <text:p>0.00960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6264" calcext:value-type="float">
            <text:p>0.00962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6432" calcext:value-type="float">
            <text:p>0.00964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66" calcext:value-type="float">
            <text:p>0.009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6768" calcext:value-type="float">
            <text:p>0.00967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6936" calcext:value-type="float">
            <text:p>0.00969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7104" calcext:value-type="float">
            <text:p>0.00971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7272" calcext:value-type="float">
            <text:p>0.00972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744" calcext:value-type="float">
            <text:p>0.0097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7608" calcext:value-type="float">
            <text:p>0.00976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7776" calcext:value-type="float">
            <text:p>0.00977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7944" calcext:value-type="float">
            <text:p>0.00979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8112" calcext:value-type="float">
            <text:p>0.00981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828" calcext:value-type="float">
            <text:p>0.0098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8448" calcext:value-type="float">
            <text:p>0.00984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8616" calcext:value-type="float">
            <text:p>0.00986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8784" calcext:value-type="float">
            <text:p>0.00987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8952" calcext:value-type="float">
            <text:p>0.00989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912" calcext:value-type="float">
            <text:p>0.0099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9288" calcext:value-type="float">
            <text:p>0.00992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9456" calcext:value-type="float">
            <text:p>0.00994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9624" calcext:value-type="float">
            <text:p>0.00996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9792" calcext:value-type="float">
            <text:p>0.00997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996" calcext:value-type="float">
            <text:p>0.0099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00128" calcext:value-type="float">
            <text:p>0.010012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100296" calcext:value-type="float">
            <text:p>0.010029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100464" calcext:value-type="float">
            <text:p>0.010046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100632" calcext:value-type="float">
            <text:p>0.01006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1008" calcext:value-type="float">
            <text:p>0.010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100968" calcext:value-type="float">
            <text:p>0.01009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101136" calcext:value-type="float">
            <text:p>0.01011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101304" calcext:value-type="float">
            <text:p>0.01013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101472" calcext:value-type="float">
            <text:p>0.01014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10164" calcext:value-type="float">
            <text:p>0.0101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101808" calcext:value-type="float">
            <text:p>0.01018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101976" calcext:value-type="float">
            <text:p>0.01019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102144" calcext:value-type="float">
            <text:p>0.01021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102312" calcext:value-type="float">
            <text:p>0.01023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10248" calcext:value-type="float">
            <text:p>0.0102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102648" calcext:value-type="float">
            <text:p>0.01026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102816" calcext:value-type="float">
            <text:p>0.01028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102984" calcext:value-type="float">
            <text:p>0.01029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03152" calcext:value-type="float">
            <text:p>0.01031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0332" calcext:value-type="float">
            <text:p>0.0103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3488" calcext:value-type="float">
            <text:p>0.01034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03656" calcext:value-type="float">
            <text:p>0.01036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03824" calcext:value-type="float">
            <text:p>0.01038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03992" calcext:value-type="float">
            <text:p>0.01039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416" calcext:value-type="float">
            <text:p>0.0104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168844221" calcext:value-type="float">
            <text:p>-0.168844221</text:p>
          </table:table-cell>
        </table:table-row>
        <table:table-row table:style-name="ro1">
          <table:table-cell office:value-type="float" office:value="0.0104328" calcext:value-type="float">
            <text:p>0.01043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4496" calcext:value-type="float">
            <text:p>0.01044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104664" calcext:value-type="float">
            <text:p>0.01046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104832" calcext:value-type="float">
            <text:p>0.01048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105168" calcext:value-type="float">
            <text:p>0.0105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105336" calcext:value-type="float">
            <text:p>0.01053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105504" calcext:value-type="float">
            <text:p>0.01055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105672" calcext:value-type="float">
            <text:p>0.0105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10584" calcext:value-type="float">
            <text:p>0.0105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106008" calcext:value-type="float">
            <text:p>0.01060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106176" calcext:value-type="float">
            <text:p>0.01061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106344" calcext:value-type="float">
            <text:p>0.0106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106512" calcext:value-type="float">
            <text:p>0.01065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10668" calcext:value-type="float">
            <text:p>0.0106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106848" calcext:value-type="float">
            <text:p>0.01068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107016" calcext:value-type="float">
            <text:p>0.01070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107184" calcext:value-type="float">
            <text:p>0.01071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107352" calcext:value-type="float">
            <text:p>0.01073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10752" calcext:value-type="float">
            <text:p>0.0107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107688" calcext:value-type="float">
            <text:p>0.01076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07856" calcext:value-type="float">
            <text:p>0.01078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108024" calcext:value-type="float">
            <text:p>0.01080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08192" calcext:value-type="float">
            <text:p>0.01081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0836" calcext:value-type="float">
            <text:p>0.0108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08528" calcext:value-type="float">
            <text:p>0.01085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08696" calcext:value-type="float">
            <text:p>0.01086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08864" calcext:value-type="float">
            <text:p>0.0108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09032" calcext:value-type="float">
            <text:p>0.01090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092" calcext:value-type="float">
            <text:p>0.010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09368" calcext:value-type="float">
            <text:p>0.01093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09536" calcext:value-type="float">
            <text:p>0.01095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09704" calcext:value-type="float">
            <text:p>0.01097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09872" calcext:value-type="float">
            <text:p>0.01098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004" calcext:value-type="float">
            <text:p>0.0110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0208" calcext:value-type="float">
            <text:p>0.01102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0376" calcext:value-type="float">
            <text:p>0.01103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0544" calcext:value-type="float">
            <text:p>0.01105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0712" calcext:value-type="float">
            <text:p>0.01107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088" calcext:value-type="float">
            <text:p>0.0110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1048" calcext:value-type="float">
            <text:p>0.01110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1216" calcext:value-type="float">
            <text:p>0.01112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1384" calcext:value-type="float">
            <text:p>0.01113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1552" calcext:value-type="float">
            <text:p>0.01115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172" calcext:value-type="float">
            <text:p>0.0111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1888" calcext:value-type="float">
            <text:p>0.01118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2056" calcext:value-type="float">
            <text:p>0.01120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2224" calcext:value-type="float">
            <text:p>0.01122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2392" calcext:value-type="float">
            <text:p>0.01123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256" calcext:value-type="float">
            <text:p>0.0112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2728" calcext:value-type="float">
            <text:p>0.01127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2896" calcext:value-type="float">
            <text:p>0.01128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3064" calcext:value-type="float">
            <text:p>0.01130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3232" calcext:value-type="float">
            <text:p>0.01132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34" calcext:value-type="float">
            <text:p>0.0113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3568" calcext:value-type="float">
            <text:p>0.01135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3736" calcext:value-type="float">
            <text:p>0.01137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3904" calcext:value-type="float">
            <text:p>0.0113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4072" calcext:value-type="float">
            <text:p>0.01140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424" calcext:value-type="float">
            <text:p>0.0114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4408" calcext:value-type="float">
            <text:p>0.01144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4576" calcext:value-type="float">
            <text:p>0.01145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4744" calcext:value-type="float">
            <text:p>0.01147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4912" calcext:value-type="float">
            <text:p>0.01149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508" calcext:value-type="float">
            <text:p>0.0115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5248" calcext:value-type="float">
            <text:p>0.01152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5416" calcext:value-type="float">
            <text:p>0.01154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5584" calcext:value-type="float">
            <text:p>0.01155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5752" calcext:value-type="float">
            <text:p>0.01157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592" calcext:value-type="float">
            <text:p>0.0115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6088" calcext:value-type="float">
            <text:p>0.01160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6256" calcext:value-type="float">
            <text:p>0.01162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6424" calcext:value-type="float">
            <text:p>0.01164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6592" calcext:value-type="float">
            <text:p>0.01165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676" calcext:value-type="float">
            <text:p>0.0116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6928" calcext:value-type="float">
            <text:p>0.01169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7096" calcext:value-type="float">
            <text:p>0.01170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7264" calcext:value-type="float">
            <text:p>0.01172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7432" calcext:value-type="float">
            <text:p>0.01174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76" calcext:value-type="float">
            <text:p>0.011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7768" calcext:value-type="float">
            <text:p>0.01177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7936" calcext:value-type="float">
            <text:p>0.01179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8104" calcext:value-type="float">
            <text:p>0.01181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8272" calcext:value-type="float">
            <text:p>0.01182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844" calcext:value-type="float">
            <text:p>0.0118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8608" calcext:value-type="float">
            <text:p>0.01186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8776" calcext:value-type="float">
            <text:p>0.01187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8944" calcext:value-type="float">
            <text:p>0.01189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19112" calcext:value-type="float">
            <text:p>0.01191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928" calcext:value-type="float">
            <text:p>0.0119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9448" calcext:value-type="float">
            <text:p>0.01194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9616" calcext:value-type="float">
            <text:p>0.01196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9784" calcext:value-type="float">
            <text:p>0.01197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19952" calcext:value-type="float">
            <text:p>0.01199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2012" calcext:value-type="float">
            <text:p>0.01201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120288" calcext:value-type="float">
            <text:p>0.012028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120456" calcext:value-type="float">
            <text:p>0.012045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120624" calcext:value-type="float">
            <text:p>0.01206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120792" calcext:value-type="float">
            <text:p>0.012079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12096" calcext:value-type="float">
            <text:p>0.0120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121128" calcext:value-type="float">
            <text:p>0.01211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121296" calcext:value-type="float">
            <text:p>0.01212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121464" calcext:value-type="float">
            <text:p>0.01214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121632" calcext:value-type="float">
            <text:p>0.01216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1218" calcext:value-type="float">
            <text:p>0.0121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121968" calcext:value-type="float">
            <text:p>0.01219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122136" calcext:value-type="float">
            <text:p>0.01221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122304" calcext:value-type="float">
            <text:p>0.01223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122472" calcext:value-type="float">
            <text:p>0.01224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12264" calcext:value-type="float">
            <text:p>0.0122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122808" calcext:value-type="float">
            <text:p>0.01228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122976" calcext:value-type="float">
            <text:p>0.01229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23144" calcext:value-type="float">
            <text:p>0.01231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23312" calcext:value-type="float">
            <text:p>0.01233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12348" calcext:value-type="float">
            <text:p>0.0123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23648" calcext:value-type="float">
            <text:p>0.01236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23816" calcext:value-type="float">
            <text:p>0.01238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23984" calcext:value-type="float">
            <text:p>0.01239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24152" calcext:value-type="float">
            <text:p>0.01241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168844221" calcext:value-type="float">
            <text:p>-0.168844221</text:p>
          </table:table-cell>
        </table:table-row>
        <table:table-row table:style-name="ro1">
          <table:table-cell office:value-type="float" office:value="0.012432" calcext:value-type="float">
            <text:p>0.0124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4488" calcext:value-type="float">
            <text:p>0.01244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124656" calcext:value-type="float">
            <text:p>0.01246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124824" calcext:value-type="float">
            <text:p>0.01248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124992" calcext:value-type="float">
            <text:p>0.01249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01005025" calcext:value-type="float">
            <text:p>0.201005025</text:p>
          </table:table-cell>
        </table:table-row>
        <table:table-row table:style-name="ro1">
          <table:table-cell office:value-type="float" office:value="0.012516" calcext:value-type="float">
            <text:p>0.0125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125328" calcext:value-type="float">
            <text:p>0.01253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125496" calcext:value-type="float">
            <text:p>0.01254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125664" calcext:value-type="float">
            <text:p>0.01256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125832" calcext:value-type="float">
            <text:p>0.01258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126" calcext:value-type="float">
            <text:p>0.01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126168" calcext:value-type="float">
            <text:p>0.0126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126336" calcext:value-type="float">
            <text:p>0.01263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126504" calcext:value-type="float">
            <text:p>0.01265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126672" calcext:value-type="float">
            <text:p>0.0126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12684" calcext:value-type="float">
            <text:p>0.0126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127008" calcext:value-type="float">
            <text:p>0.01270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127176" calcext:value-type="float">
            <text:p>0.01271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127344" calcext:value-type="float">
            <text:p>0.0127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127512" calcext:value-type="float">
            <text:p>0.01275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12768" calcext:value-type="float">
            <text:p>0.0127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27848" calcext:value-type="float">
            <text:p>0.01278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28016" calcext:value-type="float">
            <text:p>0.01280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28184" calcext:value-type="float">
            <text:p>0.01281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28352" calcext:value-type="float">
            <text:p>0.01283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2852" calcext:value-type="float">
            <text:p>0.0128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28688" calcext:value-type="float">
            <text:p>0.01286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28856" calcext:value-type="float">
            <text:p>0.01288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29024" calcext:value-type="float">
            <text:p>0.01290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29192" calcext:value-type="float">
            <text:p>0.01291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2936" calcext:value-type="float">
            <text:p>0.0129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29528" calcext:value-type="float">
            <text:p>0.01295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29696" calcext:value-type="float">
            <text:p>0.01296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29864" calcext:value-type="float">
            <text:p>0.0129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0032" calcext:value-type="float">
            <text:p>0.01300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02" calcext:value-type="float">
            <text:p>0.013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0368" calcext:value-type="float">
            <text:p>0.01303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0536" calcext:value-type="float">
            <text:p>0.01305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0704" calcext:value-type="float">
            <text:p>0.01307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0872" calcext:value-type="float">
            <text:p>0.01308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104" calcext:value-type="float">
            <text:p>0.0131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1208" calcext:value-type="float">
            <text:p>0.01312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1376" calcext:value-type="float">
            <text:p>0.01313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1544" calcext:value-type="float">
            <text:p>0.01315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1712" calcext:value-type="float">
            <text:p>0.01317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188" calcext:value-type="float">
            <text:p>0.0131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2048" calcext:value-type="float">
            <text:p>0.01320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2216" calcext:value-type="float">
            <text:p>0.01322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2384" calcext:value-type="float">
            <text:p>0.01323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2552" calcext:value-type="float">
            <text:p>0.01325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272" calcext:value-type="float">
            <text:p>0.0132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2888" calcext:value-type="float">
            <text:p>0.01328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3056" calcext:value-type="float">
            <text:p>0.01330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3224" calcext:value-type="float">
            <text:p>0.01332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3392" calcext:value-type="float">
            <text:p>0.01333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356" calcext:value-type="float">
            <text:p>0.0133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3728" calcext:value-type="float">
            <text:p>0.01337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3896" calcext:value-type="float">
            <text:p>0.01338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4064" calcext:value-type="float">
            <text:p>0.01340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4232" calcext:value-type="float">
            <text:p>0.01342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44" calcext:value-type="float">
            <text:p>0.01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4568" calcext:value-type="float">
            <text:p>0.01345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4736" calcext:value-type="float">
            <text:p>0.01347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4904" calcext:value-type="float">
            <text:p>0.0134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5072" calcext:value-type="float">
            <text:p>0.01350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524" calcext:value-type="float">
            <text:p>0.0135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5408" calcext:value-type="float">
            <text:p>0.01354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5576" calcext:value-type="float">
            <text:p>0.01355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5744" calcext:value-type="float">
            <text:p>0.01357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5912" calcext:value-type="float">
            <text:p>0.01359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608" calcext:value-type="float">
            <text:p>0.0136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6248" calcext:value-type="float">
            <text:p>0.01362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6416" calcext:value-type="float">
            <text:p>0.01364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6584" calcext:value-type="float">
            <text:p>0.01365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6752" calcext:value-type="float">
            <text:p>0.01367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692" calcext:value-type="float">
            <text:p>0.0136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7088" calcext:value-type="float">
            <text:p>0.01370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7256" calcext:value-type="float">
            <text:p>0.01372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7424" calcext:value-type="float">
            <text:p>0.01374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7592" calcext:value-type="float">
            <text:p>0.01375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776" calcext:value-type="float">
            <text:p>0.0137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7928" calcext:value-type="float">
            <text:p>0.01379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8096" calcext:value-type="float">
            <text:p>0.01380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8264" calcext:value-type="float">
            <text:p>0.01382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8432" calcext:value-type="float">
            <text:p>0.01384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86" calcext:value-type="float">
            <text:p>0.013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8768" calcext:value-type="float">
            <text:p>0.01387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8936" calcext:value-type="float">
            <text:p>0.01389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9104" calcext:value-type="float">
            <text:p>0.01391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9272" calcext:value-type="float">
            <text:p>0.01392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944" calcext:value-type="float">
            <text:p>0.0139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9608" calcext:value-type="float">
            <text:p>0.01396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9776" calcext:value-type="float">
            <text:p>0.01397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9944" calcext:value-type="float">
            <text:p>0.01399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40112" calcext:value-type="float">
            <text:p>0.014011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14028" calcext:value-type="float">
            <text:p>0.01402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140448" calcext:value-type="float">
            <text:p>0.014044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140616" calcext:value-type="float">
            <text:p>0.01406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140784" calcext:value-type="float">
            <text:p>0.01407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140952" calcext:value-type="float">
            <text:p>0.01409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14112" calcext:value-type="float">
            <text:p>0.0141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141288" calcext:value-type="float">
            <text:p>0.01412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141456" calcext:value-type="float">
            <text:p>0.01414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141624" calcext:value-type="float">
            <text:p>0.01416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141792" calcext:value-type="float">
            <text:p>0.01417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14196" calcext:value-type="float">
            <text:p>0.0141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142128" calcext:value-type="float">
            <text:p>0.01421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142296" calcext:value-type="float">
            <text:p>0.01422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142464" calcext:value-type="float">
            <text:p>0.01424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142632" calcext:value-type="float">
            <text:p>0.01426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1428" calcext:value-type="float">
            <text:p>0.014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2968" calcext:value-type="float">
            <text:p>0.01429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3136" calcext:value-type="float">
            <text:p>0.01431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143304" calcext:value-type="float">
            <text:p>0.01433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3472" calcext:value-type="float">
            <text:p>0.01434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364" calcext:value-type="float">
            <text:p>0.0143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3808" calcext:value-type="float">
            <text:p>0.01438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3976" calcext:value-type="float">
            <text:p>0.01439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4144" calcext:value-type="float">
            <text:p>0.01441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184924623" calcext:value-type="float">
            <text:p>-0.184924623</text:p>
          </table:table-cell>
        </table:table-row>
        <table:table-row table:style-name="ro1">
          <table:table-cell office:value-type="float" office:value="0.0144312" calcext:value-type="float">
            <text:p>0.01443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14448" calcext:value-type="float">
            <text:p>0.0144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144648" calcext:value-type="float">
            <text:p>0.01446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144816" calcext:value-type="float">
            <text:p>0.01448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144984" calcext:value-type="float">
            <text:p>0.01449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01005025" calcext:value-type="float">
            <text:p>0.201005025</text:p>
          </table:table-cell>
        </table:table-row>
        <table:table-row table:style-name="ro1">
          <table:table-cell office:value-type="float" office:value="0.0145152" calcext:value-type="float">
            <text:p>0.01451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14532" calcext:value-type="float">
            <text:p>0.0145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145488" calcext:value-type="float">
            <text:p>0.01454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145656" calcext:value-type="float">
            <text:p>0.01456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145824" calcext:value-type="float">
            <text:p>0.01458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145992" calcext:value-type="float">
            <text:p>0.01459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14616" calcext:value-type="float">
            <text:p>0.0146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146328" calcext:value-type="float">
            <text:p>0.01463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146496" calcext:value-type="float">
            <text:p>0.01464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146664" calcext:value-type="float">
            <text:p>0.01466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146832" calcext:value-type="float">
            <text:p>0.01468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147" calcext:value-type="float">
            <text:p>0.0147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147168" calcext:value-type="float">
            <text:p>0.0147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147336" calcext:value-type="float">
            <text:p>0.01473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147504" calcext:value-type="float">
            <text:p>0.01475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147672" calcext:value-type="float">
            <text:p>0.0147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14784" calcext:value-type="float">
            <text:p>0.0147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48008" calcext:value-type="float">
            <text:p>0.01480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48176" calcext:value-type="float">
            <text:p>0.01481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48344" calcext:value-type="float">
            <text:p>0.0148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48512" calcext:value-type="float">
            <text:p>0.01485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4868" calcext:value-type="float">
            <text:p>0.0148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48848" calcext:value-type="float">
            <text:p>0.01488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49016" calcext:value-type="float">
            <text:p>0.01490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49184" calcext:value-type="float">
            <text:p>0.01491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49352" calcext:value-type="float">
            <text:p>0.01493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4952" calcext:value-type="float">
            <text:p>0.0149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49688" calcext:value-type="float">
            <text:p>0.01496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49856" calcext:value-type="float">
            <text:p>0.01498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0024" calcext:value-type="float">
            <text:p>0.01500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0192" calcext:value-type="float">
            <text:p>0.01501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036" calcext:value-type="float">
            <text:p>0.0150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0528" calcext:value-type="float">
            <text:p>0.01505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0696" calcext:value-type="float">
            <text:p>0.01506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50864" calcext:value-type="float">
            <text:p>0.0150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1032" calcext:value-type="float">
            <text:p>0.01510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12" calcext:value-type="float">
            <text:p>0.015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1368" calcext:value-type="float">
            <text:p>0.01513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1536" calcext:value-type="float">
            <text:p>0.01515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1704" calcext:value-type="float">
            <text:p>0.01517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1872" calcext:value-type="float">
            <text:p>0.01518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204" calcext:value-type="float">
            <text:p>0.0152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2208" calcext:value-type="float">
            <text:p>0.01522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2376" calcext:value-type="float">
            <text:p>0.01523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2544" calcext:value-type="float">
            <text:p>0.01525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2712" calcext:value-type="float">
            <text:p>0.01527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288" calcext:value-type="float">
            <text:p>0.0152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3048" calcext:value-type="float">
            <text:p>0.01530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3216" calcext:value-type="float">
            <text:p>0.01532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3384" calcext:value-type="float">
            <text:p>0.01533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3552" calcext:value-type="float">
            <text:p>0.01535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372" calcext:value-type="float">
            <text:p>0.0153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3888" calcext:value-type="float">
            <text:p>0.01538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4056" calcext:value-type="float">
            <text:p>0.01540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4224" calcext:value-type="float">
            <text:p>0.01542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4392" calcext:value-type="float">
            <text:p>0.01543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456" calcext:value-type="float">
            <text:p>0.0154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4728" calcext:value-type="float">
            <text:p>0.01547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4896" calcext:value-type="float">
            <text:p>0.01548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5064" calcext:value-type="float">
            <text:p>0.01550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5232" calcext:value-type="float">
            <text:p>0.01552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54" calcext:value-type="float">
            <text:p>0.015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5568" calcext:value-type="float">
            <text:p>0.01555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5736" calcext:value-type="float">
            <text:p>0.01557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5904" calcext:value-type="float">
            <text:p>0.0155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6072" calcext:value-type="float">
            <text:p>0.01560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624" calcext:value-type="float">
            <text:p>0.0156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6408" calcext:value-type="float">
            <text:p>0.01564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6576" calcext:value-type="float">
            <text:p>0.01565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6744" calcext:value-type="float">
            <text:p>0.01567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6912" calcext:value-type="float">
            <text:p>0.01569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708" calcext:value-type="float">
            <text:p>0.0157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7248" calcext:value-type="float">
            <text:p>0.01572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7416" calcext:value-type="float">
            <text:p>0.01574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7584" calcext:value-type="float">
            <text:p>0.01575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7752" calcext:value-type="float">
            <text:p>0.01577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792" calcext:value-type="float">
            <text:p>0.0157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8088" calcext:value-type="float">
            <text:p>0.01580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8256" calcext:value-type="float">
            <text:p>0.01582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8424" calcext:value-type="float">
            <text:p>0.01584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8592" calcext:value-type="float">
            <text:p>0.01585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876" calcext:value-type="float">
            <text:p>0.0158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8928" calcext:value-type="float">
            <text:p>0.01589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9096" calcext:value-type="float">
            <text:p>0.01590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9264" calcext:value-type="float">
            <text:p>0.01592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9432" calcext:value-type="float">
            <text:p>0.01594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96" calcext:value-type="float">
            <text:p>0.015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9768" calcext:value-type="float">
            <text:p>0.01597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9936" calcext:value-type="float">
            <text:p>0.01599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0104" calcext:value-type="float">
            <text:p>0.016010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160272" calcext:value-type="float">
            <text:p>0.016027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16044" calcext:value-type="float">
            <text:p>0.01604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160608" calcext:value-type="float">
            <text:p>0.016060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160776" calcext:value-type="float">
            <text:p>0.016077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160944" calcext:value-type="float">
            <text:p>0.01609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161112" calcext:value-type="float">
            <text:p>0.01611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16128" calcext:value-type="float">
            <text:p>0.0161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161448" calcext:value-type="float">
            <text:p>0.01614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161616" calcext:value-type="float">
            <text:p>0.01616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161784" calcext:value-type="float">
            <text:p>0.01617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161952" calcext:value-type="float">
            <text:p>0.01619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16212" calcext:value-type="float">
            <text:p>0.0162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162288" calcext:value-type="float">
            <text:p>0.01622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162456" calcext:value-type="float">
            <text:p>0.01624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162624" calcext:value-type="float">
            <text:p>0.01626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162792" calcext:value-type="float">
            <text:p>0.01627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16296" calcext:value-type="float">
            <text:p>0.0162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163128" calcext:value-type="float">
            <text:p>0.01631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63296" calcext:value-type="float">
            <text:p>0.01632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63464" calcext:value-type="float">
            <text:p>0.01634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63632" calcext:value-type="float">
            <text:p>0.01636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638" calcext:value-type="float">
            <text:p>0.0163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63968" calcext:value-type="float">
            <text:p>0.01639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64136" calcext:value-type="float">
            <text:p>0.01641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184924623" calcext:value-type="float">
            <text:p>-0.184924623</text:p>
          </table:table-cell>
        </table:table-row>
        <table:table-row table:style-name="ro1">
          <table:table-cell office:value-type="float" office:value="0.0164304" calcext:value-type="float">
            <text:p>0.01643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88442211" calcext:value-type="float">
            <text:p>-0.088442211</text:p>
          </table:table-cell>
        </table:table-row>
        <table:table-row table:style-name="ro1">
          <table:table-cell office:value-type="float" office:value="0.0164472" calcext:value-type="float">
            <text:p>0.01644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16464" calcext:value-type="float">
            <text:p>0.0164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164808" calcext:value-type="float">
            <text:p>0.01648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164976" calcext:value-type="float">
            <text:p>0.01649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01005025" calcext:value-type="float">
            <text:p>0.201005025</text:p>
          </table:table-cell>
        </table:table-row>
        <table:table-row table:style-name="ro1">
          <table:table-cell office:value-type="float" office:value="0.0165144" calcext:value-type="float">
            <text:p>0.01651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165312" calcext:value-type="float">
            <text:p>0.01653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16548" calcext:value-type="float">
            <text:p>0.0165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165648" calcext:value-type="float">
            <text:p>0.01656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165816" calcext:value-type="float">
            <text:p>0.01658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165984" calcext:value-type="float">
            <text:p>0.01659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166152" calcext:value-type="float">
            <text:p>0.01661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16632" calcext:value-type="float">
            <text:p>0.0166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166488" calcext:value-type="float">
            <text:p>0.01664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166656" calcext:value-type="float">
            <text:p>0.01666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166824" calcext:value-type="float">
            <text:p>0.01668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166992" calcext:value-type="float">
            <text:p>0.01669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16716" calcext:value-type="float">
            <text:p>0.0167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167328" calcext:value-type="float">
            <text:p>0.01673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167496" calcext:value-type="float">
            <text:p>0.01674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167664" calcext:value-type="float">
            <text:p>0.01676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67832" calcext:value-type="float">
            <text:p>0.01678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168" calcext:value-type="float">
            <text:p>0.0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68168" calcext:value-type="float">
            <text:p>0.01681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68336" calcext:value-type="float">
            <text:p>0.01683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68504" calcext:value-type="float">
            <text:p>0.01685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68672" calcext:value-type="float">
            <text:p>0.0168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6884" calcext:value-type="float">
            <text:p>0.0168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69008" calcext:value-type="float">
            <text:p>0.01690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69176" calcext:value-type="float">
            <text:p>0.01691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69344" calcext:value-type="float">
            <text:p>0.01693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69512" calcext:value-type="float">
            <text:p>0.01695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968" calcext:value-type="float">
            <text:p>0.0169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69848" calcext:value-type="float">
            <text:p>0.01698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0016" calcext:value-type="float">
            <text:p>0.01700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0184" calcext:value-type="float">
            <text:p>0.01701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0352" calcext:value-type="float">
            <text:p>0.01703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052" calcext:value-type="float">
            <text:p>0.0170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0688" calcext:value-type="float">
            <text:p>0.01706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0856" calcext:value-type="float">
            <text:p>0.01708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1024" calcext:value-type="float">
            <text:p>0.01710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1192" calcext:value-type="float">
            <text:p>0.01711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136" calcext:value-type="float">
            <text:p>0.0171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1528" calcext:value-type="float">
            <text:p>0.01715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1696" calcext:value-type="float">
            <text:p>0.01716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1864" calcext:value-type="float">
            <text:p>0.01718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2032" calcext:value-type="float">
            <text:p>0.01720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22" calcext:value-type="float">
            <text:p>0.0172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2368" calcext:value-type="float">
            <text:p>0.01723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2536" calcext:value-type="float">
            <text:p>0.01725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2704" calcext:value-type="float">
            <text:p>0.01727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2872" calcext:value-type="float">
            <text:p>0.01728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304" calcext:value-type="float">
            <text:p>0.0173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3208" calcext:value-type="float">
            <text:p>0.01732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3376" calcext:value-type="float">
            <text:p>0.01733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3544" calcext:value-type="float">
            <text:p>0.01735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3712" calcext:value-type="float">
            <text:p>0.01737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388" calcext:value-type="float">
            <text:p>0.0173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4048" calcext:value-type="float">
            <text:p>0.01740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4216" calcext:value-type="float">
            <text:p>0.01742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4384" calcext:value-type="float">
            <text:p>0.01743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4552" calcext:value-type="float">
            <text:p>0.01745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472" calcext:value-type="float">
            <text:p>0.0174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4888" calcext:value-type="float">
            <text:p>0.01748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5056" calcext:value-type="float">
            <text:p>0.01750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5224" calcext:value-type="float">
            <text:p>0.01752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5392" calcext:value-type="float">
            <text:p>0.01753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556" calcext:value-type="float">
            <text:p>0.0175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5728" calcext:value-type="float">
            <text:p>0.01757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5896" calcext:value-type="float">
            <text:p>0.01758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6064" calcext:value-type="float">
            <text:p>0.01760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6232" calcext:value-type="float">
            <text:p>0.01762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64" calcext:value-type="float">
            <text:p>0.017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6568" calcext:value-type="float">
            <text:p>0.01765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6736" calcext:value-type="float">
            <text:p>0.01767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6904" calcext:value-type="float">
            <text:p>0.0176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7072" calcext:value-type="float">
            <text:p>0.01770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724" calcext:value-type="float">
            <text:p>0.0177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7408" calcext:value-type="float">
            <text:p>0.01774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7576" calcext:value-type="float">
            <text:p>0.01775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7744" calcext:value-type="float">
            <text:p>0.01777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7912" calcext:value-type="float">
            <text:p>0.01779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808" calcext:value-type="float">
            <text:p>0.0178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8248" calcext:value-type="float">
            <text:p>0.01782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8416" calcext:value-type="float">
            <text:p>0.01784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8584" calcext:value-type="float">
            <text:p>0.01785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8752" calcext:value-type="float">
            <text:p>0.01787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892" calcext:value-type="float">
            <text:p>0.0178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9088" calcext:value-type="float">
            <text:p>0.01790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9256" calcext:value-type="float">
            <text:p>0.01792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9424" calcext:value-type="float">
            <text:p>0.01794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9592" calcext:value-type="float">
            <text:p>0.01795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976" calcext:value-type="float">
            <text:p>0.0179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9928" calcext:value-type="float">
            <text:p>0.01799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0096" calcext:value-type="float">
            <text:p>0.018009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180264" calcext:value-type="float">
            <text:p>0.018026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180432" calcext:value-type="float">
            <text:p>0.01804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1806" calcext:value-type="float">
            <text:p>0.0180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180768" calcext:value-type="float">
            <text:p>0.01807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180936" calcext:value-type="float">
            <text:p>0.01809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181104" calcext:value-type="float">
            <text:p>0.01811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181272" calcext:value-type="float">
            <text:p>0.01812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18144" calcext:value-type="float">
            <text:p>0.0181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181608" calcext:value-type="float">
            <text:p>0.01816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181776" calcext:value-type="float">
            <text:p>0.01817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181944" calcext:value-type="float">
            <text:p>0.01819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182112" calcext:value-type="float">
            <text:p>0.01821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18228" calcext:value-type="float">
            <text:p>0.0182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182448" calcext:value-type="float">
            <text:p>0.01824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182616" calcext:value-type="float">
            <text:p>0.01826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182784" calcext:value-type="float">
            <text:p>0.01827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182952" calcext:value-type="float">
            <text:p>0.01829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8312" calcext:value-type="float">
            <text:p>0.0183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83288" calcext:value-type="float">
            <text:p>0.01832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83456" calcext:value-type="float">
            <text:p>0.01834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83624" calcext:value-type="float">
            <text:p>0.01836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83792" calcext:value-type="float">
            <text:p>0.01837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8396" calcext:value-type="float">
            <text:p>0.0183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84128" calcext:value-type="float">
            <text:p>0.01841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184924623" calcext:value-type="float">
            <text:p>-0.184924623</text:p>
          </table:table-cell>
        </table:table-row>
        <table:table-row table:style-name="ro1">
          <table:table-cell office:value-type="float" office:value="0.0184296" calcext:value-type="float">
            <text:p>0.01842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88442211" calcext:value-type="float">
            <text:p>-0.088442211</text:p>
          </table:table-cell>
        </table:table-row>
        <table:table-row table:style-name="ro1">
          <table:table-cell office:value-type="float" office:value="0.0184464" calcext:value-type="float">
            <text:p>0.01844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184632" calcext:value-type="float">
            <text:p>0.01846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1848" calcext:value-type="float">
            <text:p>0.018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184968" calcext:value-type="float">
            <text:p>0.01849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185136" calcext:value-type="float">
            <text:p>0.01851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185304" calcext:value-type="float">
            <text:p>0.01853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185472" calcext:value-type="float">
            <text:p>0.01854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18564" calcext:value-type="float">
            <text:p>0.0185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185808" calcext:value-type="float">
            <text:p>0.01858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185976" calcext:value-type="float">
            <text:p>0.01859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186144" calcext:value-type="float">
            <text:p>0.01861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186312" calcext:value-type="float">
            <text:p>0.01863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18648" calcext:value-type="float">
            <text:p>0.0186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186648" calcext:value-type="float">
            <text:p>0.01866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186816" calcext:value-type="float">
            <text:p>0.01868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186984" calcext:value-type="float">
            <text:p>0.01869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187152" calcext:value-type="float">
            <text:p>0.01871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18732" calcext:value-type="float">
            <text:p>0.0187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187488" calcext:value-type="float">
            <text:p>0.01874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187656" calcext:value-type="float">
            <text:p>0.01876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187824" calcext:value-type="float">
            <text:p>0.01878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187992" calcext:value-type="float">
            <text:p>0.01879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8816" calcext:value-type="float">
            <text:p>0.0188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88328" calcext:value-type="float">
            <text:p>0.01883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88496" calcext:value-type="float">
            <text:p>0.01884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8664" calcext:value-type="float">
            <text:p>0.01886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8832" calcext:value-type="float">
            <text:p>0.01888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89" calcext:value-type="float">
            <text:p>0.018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89168" calcext:value-type="float">
            <text:p>0.0189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9336" calcext:value-type="float">
            <text:p>0.01893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9504" calcext:value-type="float">
            <text:p>0.01895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9672" calcext:value-type="float">
            <text:p>0.0189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984" calcext:value-type="float">
            <text:p>0.0189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0008" calcext:value-type="float">
            <text:p>0.01900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0176" calcext:value-type="float">
            <text:p>0.01901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0344" calcext:value-type="float">
            <text:p>0.01903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0512" calcext:value-type="float">
            <text:p>0.01905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068" calcext:value-type="float">
            <text:p>0.0190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0848" calcext:value-type="float">
            <text:p>0.01908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1016" calcext:value-type="float">
            <text:p>0.01910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1184" calcext:value-type="float">
            <text:p>0.01911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1352" calcext:value-type="float">
            <text:p>0.01913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152" calcext:value-type="float">
            <text:p>0.0191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1688" calcext:value-type="float">
            <text:p>0.01916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1856" calcext:value-type="float">
            <text:p>0.01918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2024" calcext:value-type="float">
            <text:p>0.01920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2192" calcext:value-type="float">
            <text:p>0.01921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236" calcext:value-type="float">
            <text:p>0.0192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2528" calcext:value-type="float">
            <text:p>0.01925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2696" calcext:value-type="float">
            <text:p>0.01926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2864" calcext:value-type="float">
            <text:p>0.0192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3032" calcext:value-type="float">
            <text:p>0.01930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32" calcext:value-type="float">
            <text:p>0.019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3368" calcext:value-type="float">
            <text:p>0.01933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3536" calcext:value-type="float">
            <text:p>0.01935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3704" calcext:value-type="float">
            <text:p>0.01937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3872" calcext:value-type="float">
            <text:p>0.01938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404" calcext:value-type="float">
            <text:p>0.0194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4208" calcext:value-type="float">
            <text:p>0.01942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4376" calcext:value-type="float">
            <text:p>0.01943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4544" calcext:value-type="float">
            <text:p>0.01945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4712" calcext:value-type="float">
            <text:p>0.01947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488" calcext:value-type="float">
            <text:p>0.0194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5048" calcext:value-type="float">
            <text:p>0.01950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5216" calcext:value-type="float">
            <text:p>0.01952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5384" calcext:value-type="float">
            <text:p>0.01953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5552" calcext:value-type="float">
            <text:p>0.01955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572" calcext:value-type="float">
            <text:p>0.0195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5888" calcext:value-type="float">
            <text:p>0.01958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6056" calcext:value-type="float">
            <text:p>0.01960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6224" calcext:value-type="float">
            <text:p>0.01962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6392" calcext:value-type="float">
            <text:p>0.01963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656" calcext:value-type="float">
            <text:p>0.0196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6728" calcext:value-type="float">
            <text:p>0.01967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6896" calcext:value-type="float">
            <text:p>0.01968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7064" calcext:value-type="float">
            <text:p>0.01970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7232" calcext:value-type="float">
            <text:p>0.01972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74" calcext:value-type="float">
            <text:p>0.0197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7568" calcext:value-type="float">
            <text:p>0.01975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7736" calcext:value-type="float">
            <text:p>0.01977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7904" calcext:value-type="float">
            <text:p>0.0197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8072" calcext:value-type="float">
            <text:p>0.01980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824" calcext:value-type="float">
            <text:p>0.0198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8408" calcext:value-type="float">
            <text:p>0.01984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8576" calcext:value-type="float">
            <text:p>0.01985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8744" calcext:value-type="float">
            <text:p>0.01987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8912" calcext:value-type="float">
            <text:p>0.01989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908" calcext:value-type="float">
            <text:p>0.0199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9248" calcext:value-type="float">
            <text:p>0.01992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9416" calcext:value-type="float">
            <text:p>0.01994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9584" calcext:value-type="float">
            <text:p>0.01995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9752" calcext:value-type="float">
            <text:p>0.01997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2:10:56.352505893</dc:date>
    <meta:editing-duration>PT54S</meta:editing-duration>
    <meta:editing-cycles>1</meta:editing-cycles>
    <meta:document-statistic meta:table-count="1" meta:cell-count="357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414cm" svg:height="15.837cm" xlink:href=".." xlink:type="simple" chart:class="chart:scatter" chart:style-name="ch1">
        <chart:title svg:x="8.451cm" svg:y="0.452cm" chart:style-name="ch2">
          <text:p>First Order OP Amp Circuit</text:p>
        </chart:title>
        <chart:legend chart:legend-position="end" svg:x="20.382cm" svg:y="7.37cm" style:legend-expansion="high" chart:style-name="ch3"/>
        <chart:plot-area chart:style-name="ch4" table:cell-range-address="opAmp20Duty500Hz.A1:opAmp20Duty500Hz.C1191" chart:data-source-has-labels="row" svg:x="1.459cm" svg:y="1.547cm" svg:width="18.475cm" svg:height="12.993cm">
          <chartooo:coordinate-region svg:x="2.292cm" svg:y="1.747cm" svg:width="17.217cm" svg:height="12.594cm"/>
          <chart:axis chart:dimension="x" chart:name="primary-x" chart:style-name="ch5">
            <chart:title svg:x="10.07cm" svg:y="14.856cm" chart:style-name="ch6">
              <text:p>Time (s)</text:p>
            </chart:title>
          </chart:axis>
          <chart:axis chart:dimension="y" chart:name="primary-y" chart:style-name="ch5">
            <chart:title svg:x="0.451cm" svg:y="8.894cm" chart:style-name="ch7">
              <text:p>Voltage (V)</text:p>
            </chart:title>
            <chart:grid chart:style-name="ch8" chart:class="major"/>
          </chart:axis>
          <chart:series chart:style-name="ch9" chart:values-cell-range-address="opAmp20Duty500Hz.B2:opAmp20Duty500Hz.B1191" chart:label-cell-address="opAmp20Duty500Hz.B1:opAmp20Duty500Hz.B1" chart:class="chart:scatter">
            <chart:domain table:cell-range-address="opAmp20Duty500Hz.A2:opAmp20Duty500Hz.A1191"/>
            <chart:data-point chart:repeated="1190"/>
          </chart:series>
          <chart:series chart:style-name="ch10" chart:values-cell-range-address="opAmp20Duty500Hz.C2:opAmp20Duty500Hz.C1191" chart:label-cell-address="opAmp20Duty500Hz.C1:opAmp20Duty500Hz.C1" chart:class="chart:scatter">
            <chart:data-point chart:repeated="11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in</text:p>
                <draw:g>
                  <svg:desc>opAmp20Duty500Hz.B1:opAmp20Duty500Hz.B1</svg:desc>
                </draw:g>
              </table:table-cell>
              <table:table-cell office:value-type="string">
                <text:p>Vout</text:p>
                <draw:g>
                  <svg:desc>opAmp20Duty500Hz.C1:opAmp20Duty500Hz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pAmp20Duty500Hz.A2:opAmp20Duty500Hz.A1191</svg:desc>
                </draw:g>
              </table:table-cell>
              <table:table-cell office:value-type="float" office:value="-0.474371859">
                <text:p>-0.474371859</text:p>
                <draw:g>
                  <svg:desc>opAmp20Duty500Hz.B2:opAmp20Duty500Hz.B1191</svg:desc>
                </draw:g>
              </table:table-cell>
              <table:table-cell office:value-type="float" office:value="0.466331658">
                <text:p>0.466331658</text:p>
                <draw:g>
                  <svg:desc>opAmp20Duty500Hz.C2:opAmp20Duty500Hz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68">
                <text:p>0.000016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36">
                <text:p>0.00003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504">
                <text:p>0.000050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672">
                <text:p>0.00006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84">
                <text:p>0.0000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008">
                <text:p>0.00010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176">
                <text:p>0.00011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344">
                <text:p>0.00013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512">
                <text:p>0.00015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68">
                <text:p>0.0001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848">
                <text:p>0.00018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016">
                <text:p>0.00020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184">
                <text:p>0.00021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352">
                <text:p>0.00023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52">
                <text:p>0.0002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688">
                <text:p>0.00026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856">
                <text:p>0.00028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3024">
                <text:p>0.00030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3192">
                <text:p>0.00031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336">
                <text:p>0.0003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3528">
                <text:p>0.00035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696">
                <text:p>0.00036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3864">
                <text:p>0.00038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4032">
                <text:p>0.00040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42">
                <text:p>0.000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144723618">
                <text:p>-0.1447236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4368">
                <text:p>0.00043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4536">
                <text:p>0.00045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4704">
                <text:p>0.00047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4872">
                <text:p>0.00048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504">
                <text:p>0.0005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5208">
                <text:p>0.00052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5376">
                <text:p>0.00053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5544">
                <text:p>0.00055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5712">
                <text:p>0.00057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588">
                <text:p>0.0005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6048">
                <text:p>0.00060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6216">
                <text:p>0.00062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6384">
                <text:p>0.00063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6552">
                <text:p>0.00065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672">
                <text:p>0.000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6888">
                <text:p>0.00068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7056">
                <text:p>0.00070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7224">
                <text:p>0.00072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7392">
                <text:p>0.00073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756">
                <text:p>0.0007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7728">
                <text:p>0.00077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7896">
                <text:p>0.00078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8064">
                <text:p>0.00080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8232">
                <text:p>0.00082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84">
                <text:p>0.000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8568">
                <text:p>0.00085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8736">
                <text:p>0.00087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8904">
                <text:p>0.0008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9072">
                <text:p>0.00090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924">
                <text:p>0.0009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9408">
                <text:p>0.00094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9576">
                <text:p>0.00095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9744">
                <text:p>0.00097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9912">
                <text:p>0.00099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008">
                <text:p>0.0010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0248">
                <text:p>0.00102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0416">
                <text:p>0.00104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0584">
                <text:p>0.00105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0752">
                <text:p>0.00107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092">
                <text:p>0.0010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1088">
                <text:p>0.00110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1256">
                <text:p>0.00112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1424">
                <text:p>0.00114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1592">
                <text:p>0.00115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176">
                <text:p>0.0011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1928">
                <text:p>0.00119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2096">
                <text:p>0.00120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2264">
                <text:p>0.00122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2432">
                <text:p>0.00124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26">
                <text:p>0.0012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2768">
                <text:p>0.00127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2936">
                <text:p>0.00129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3104">
                <text:p>0.00131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3272">
                <text:p>0.00132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344">
                <text:p>0.001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3608">
                <text:p>0.00136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3776">
                <text:p>0.00137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3944">
                <text:p>0.00139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4112">
                <text:p>0.00141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428">
                <text:p>0.0014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4448">
                <text:p>0.00144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4616">
                <text:p>0.00146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4784">
                <text:p>0.00147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4952">
                <text:p>0.00149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512">
                <text:p>0.0015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5288">
                <text:p>0.00152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5456">
                <text:p>0.00154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5624">
                <text:p>0.00156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5792">
                <text:p>0.00157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596">
                <text:p>0.0015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6128">
                <text:p>0.00161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6296">
                <text:p>0.00162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6464">
                <text:p>0.00164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6632">
                <text:p>0.00166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68">
                <text:p>0.001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6968">
                <text:p>0.00169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7136">
                <text:p>0.00171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7304">
                <text:p>0.00173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7472">
                <text:p>0.00174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764">
                <text:p>0.0017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7808">
                <text:p>0.00178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7976">
                <text:p>0.00179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8144">
                <text:p>0.00181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8312">
                <text:p>0.00183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848">
                <text:p>0.0018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8648">
                <text:p>0.00186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8816">
                <text:p>0.00188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8984">
                <text:p>0.00189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9152">
                <text:p>0.00191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932">
                <text:p>0.0019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9488">
                <text:p>0.00194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9656">
                <text:p>0.00196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9824">
                <text:p>0.00198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9992">
                <text:p>0.00199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016">
                <text:p>0.0020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0328">
                <text:p>0.002032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0496">
                <text:p>0.002049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0664">
                <text:p>0.00206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20832">
                <text:p>0.00208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1">
                <text:p>0.0021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1168">
                <text:p>0.00211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21336">
                <text:p>0.00213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21504">
                <text:p>0.00215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21672">
                <text:p>0.00216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2184">
                <text:p>0.0021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2008">
                <text:p>0.00220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2176">
                <text:p>0.00221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2344">
                <text:p>0.00223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22512">
                <text:p>0.00225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2268">
                <text:p>0.0022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22848">
                <text:p>0.00228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23016">
                <text:p>0.00230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23184">
                <text:p>0.00231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23352">
                <text:p>0.00233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352">
                <text:p>0.0023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23688">
                <text:p>0.00236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23856">
                <text:p>0.00238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24024">
                <text:p>0.00240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458291457">
                <text:p>-0.4582914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4192">
                <text:p>0.00241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152763819">
                <text:p>-0.1527638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436">
                <text:p>0.0024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24528">
                <text:p>0.00245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24696">
                <text:p>0.00246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24864">
                <text:p>0.0024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25032">
                <text:p>0.00250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252">
                <text:p>0.002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25368">
                <text:p>0.00253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25536">
                <text:p>0.00255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25704">
                <text:p>0.00257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25872">
                <text:p>0.00258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2604">
                <text:p>0.0026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26208">
                <text:p>0.00262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26376">
                <text:p>0.00263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26544">
                <text:p>0.00265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26712">
                <text:p>0.00267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2688">
                <text:p>0.0026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27048">
                <text:p>0.00270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27216">
                <text:p>0.00272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27384">
                <text:p>0.00273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27552">
                <text:p>0.00275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2772">
                <text:p>0.0027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27888">
                <text:p>0.00278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28056">
                <text:p>0.00280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28224">
                <text:p>0.00282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8392">
                <text:p>0.00283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2856">
                <text:p>0.0028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8728">
                <text:p>0.00287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28896">
                <text:p>0.00288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29064">
                <text:p>0.00290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9232">
                <text:p>0.00292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294">
                <text:p>0.0029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29568">
                <text:p>0.00295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29736">
                <text:p>0.00297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29904">
                <text:p>0.0029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30072">
                <text:p>0.00300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3024">
                <text:p>0.0030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30408">
                <text:p>0.00304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30576">
                <text:p>0.00305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30744">
                <text:p>0.00307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30912">
                <text:p>0.00309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3108">
                <text:p>0.0031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31248">
                <text:p>0.00312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31416">
                <text:p>0.00314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31584">
                <text:p>0.00315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31752">
                <text:p>0.00317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3192">
                <text:p>0.0031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32088">
                <text:p>0.00320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32256">
                <text:p>0.00322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32424">
                <text:p>0.00324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32592">
                <text:p>0.00325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3276">
                <text:p>0.0032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32928">
                <text:p>0.00329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33096">
                <text:p>0.00330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33264">
                <text:p>0.00332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33432">
                <text:p>0.00334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336">
                <text:p>0.003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33768">
                <text:p>0.00337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33936">
                <text:p>0.00339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34104">
                <text:p>0.00341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34272">
                <text:p>0.00342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3444">
                <text:p>0.0034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34608">
                <text:p>0.00346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34776">
                <text:p>0.00347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34944">
                <text:p>0.00349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35112">
                <text:p>0.00351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3528">
                <text:p>0.0035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35448">
                <text:p>0.00354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35616">
                <text:p>0.00356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35784">
                <text:p>0.00357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35952">
                <text:p>0.00359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3612">
                <text:p>0.0036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36288">
                <text:p>0.00362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36456">
                <text:p>0.00364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36624">
                <text:p>0.00366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36792">
                <text:p>0.00367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3696">
                <text:p>0.0036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37128">
                <text:p>0.00371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37296">
                <text:p>0.00372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37464">
                <text:p>0.00374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37632">
                <text:p>0.00376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378">
                <text:p>0.003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37968">
                <text:p>0.00379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38136">
                <text:p>0.00381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38304">
                <text:p>0.00383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38472">
                <text:p>0.00384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3864">
                <text:p>0.003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38808">
                <text:p>0.00388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38976">
                <text:p>0.00389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39144">
                <text:p>0.00391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39312">
                <text:p>0.00393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3948">
                <text:p>0.0039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39648">
                <text:p>0.00396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39816">
                <text:p>0.00398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39984">
                <text:p>0.00399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40152">
                <text:p>0.004015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4032">
                <text:p>0.00403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40488">
                <text:p>0.004048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40656">
                <text:p>0.00406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40824">
                <text:p>0.00408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40992">
                <text:p>0.004099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4116">
                <text:p>0.0041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41328">
                <text:p>0.00413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41496">
                <text:p>0.00414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41664">
                <text:p>0.00416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41832">
                <text:p>0.00418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42">
                <text:p>0.004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42168">
                <text:p>0.00421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42336">
                <text:p>0.00423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42504">
                <text:p>0.00425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42672">
                <text:p>0.00426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4284">
                <text:p>0.0042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43008">
                <text:p>0.00430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43176">
                <text:p>0.00431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43344">
                <text:p>0.00433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43512">
                <text:p>0.00435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4368">
                <text:p>0.0043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43848">
                <text:p>0.00438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44016">
                <text:p>0.00440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44184">
                <text:p>0.00441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152763819">
                <text:p>-0.1527638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44352">
                <text:p>0.00443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4452">
                <text:p>0.0044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44688">
                <text:p>0.00446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44856">
                <text:p>0.00448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45024">
                <text:p>0.00450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45192">
                <text:p>0.00451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4536">
                <text:p>0.0045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45528">
                <text:p>0.00455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45696">
                <text:p>0.00456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45864">
                <text:p>0.00458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46032">
                <text:p>0.00460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462">
                <text:p>0.0046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46368">
                <text:p>0.00463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46536">
                <text:p>0.00465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46704">
                <text:p>0.00467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46872">
                <text:p>0.00468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4704">
                <text:p>0.0047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47208">
                <text:p>0.00472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47376">
                <text:p>0.00473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47544">
                <text:p>0.00475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47712">
                <text:p>0.00477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4788">
                <text:p>0.0047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48048">
                <text:p>0.00480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48216">
                <text:p>0.00482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48384">
                <text:p>0.00483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48552">
                <text:p>0.00485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4872">
                <text:p>0.0048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48888">
                <text:p>0.00488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49056">
                <text:p>0.00490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49224">
                <text:p>0.00492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49392">
                <text:p>0.00493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4956">
                <text:p>0.0049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49728">
                <text:p>0.00497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49896">
                <text:p>0.00498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50064">
                <text:p>0.00500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50232">
                <text:p>0.00502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504">
                <text:p>0.005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50568">
                <text:p>0.00505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50736">
                <text:p>0.00507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50904">
                <text:p>0.0050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51072">
                <text:p>0.00510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5124">
                <text:p>0.0051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51408">
                <text:p>0.00514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51576">
                <text:p>0.00515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51744">
                <text:p>0.00517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51912">
                <text:p>0.00519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5208">
                <text:p>0.0052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52248">
                <text:p>0.00522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52416">
                <text:p>0.00524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52584">
                <text:p>0.00525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52752">
                <text:p>0.00527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5292">
                <text:p>0.0052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53088">
                <text:p>0.00530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53256">
                <text:p>0.00532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53424">
                <text:p>0.00534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53592">
                <text:p>0.00535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5376">
                <text:p>0.0053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53928">
                <text:p>0.00539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54096">
                <text:p>0.00540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54264">
                <text:p>0.00542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54432">
                <text:p>0.00544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546">
                <text:p>0.0054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54768">
                <text:p>0.00547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54936">
                <text:p>0.00549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55104">
                <text:p>0.00551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55272">
                <text:p>0.00552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5544">
                <text:p>0.0055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55608">
                <text:p>0.00556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55776">
                <text:p>0.00557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55944">
                <text:p>0.00559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56112">
                <text:p>0.00561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5628">
                <text:p>0.0056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56448">
                <text:p>0.00564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56616">
                <text:p>0.00566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56784">
                <text:p>0.00567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56952">
                <text:p>0.00569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5712">
                <text:p>0.0057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57288">
                <text:p>0.00572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57456">
                <text:p>0.00574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57624">
                <text:p>0.00576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57792">
                <text:p>0.00577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5796">
                <text:p>0.0057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58128">
                <text:p>0.00581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58296">
                <text:p>0.00582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58464">
                <text:p>0.00584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58632">
                <text:p>0.00586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588">
                <text:p>0.005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58968">
                <text:p>0.00589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59136">
                <text:p>0.00591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59304">
                <text:p>0.00593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59472">
                <text:p>0.00594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5964">
                <text:p>0.0059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59808">
                <text:p>0.00598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59976">
                <text:p>0.00599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60144">
                <text:p>0.006014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60312">
                <text:p>0.006031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6048">
                <text:p>0.00604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60648">
                <text:p>0.006064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60816">
                <text:p>0.00608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60984">
                <text:p>0.00609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61152">
                <text:p>0.00611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6132">
                <text:p>0.0061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61488">
                <text:p>0.00614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61656">
                <text:p>0.00616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61824">
                <text:p>0.00618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61992">
                <text:p>0.00619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6216">
                <text:p>0.0062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62328">
                <text:p>0.00623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62496">
                <text:p>0.00624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62664">
                <text:p>0.00626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62832">
                <text:p>0.00628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63">
                <text:p>0.0063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63168">
                <text:p>0.00631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63336">
                <text:p>0.00633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63504">
                <text:p>0.00635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63672">
                <text:p>0.00636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6384">
                <text:p>0.0063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64008">
                <text:p>0.00640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64176">
                <text:p>0.00641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64344">
                <text:p>0.0064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64512">
                <text:p>0.00645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6468">
                <text:p>0.0064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64848">
                <text:p>0.00648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65016">
                <text:p>0.00650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65184">
                <text:p>0.00651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65352">
                <text:p>0.00653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6552">
                <text:p>0.0065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65688">
                <text:p>0.00656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65856">
                <text:p>0.00658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66024">
                <text:p>0.006602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66192">
                <text:p>0.00661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6636">
                <text:p>0.0066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66528">
                <text:p>0.00665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66696">
                <text:p>0.00666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66864">
                <text:p>0.00668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67032">
                <text:p>0.00670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672">
                <text:p>0.00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67368">
                <text:p>0.00673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67536">
                <text:p>0.00675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67704">
                <text:p>0.00677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67872">
                <text:p>0.00678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6804">
                <text:p>0.0068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68208">
                <text:p>0.00682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68376">
                <text:p>0.00683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68544">
                <text:p>0.00685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68712">
                <text:p>0.00687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6888">
                <text:p>0.0068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69048">
                <text:p>0.00690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69216">
                <text:p>0.00692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69384">
                <text:p>0.00693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69552">
                <text:p>0.00695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6972">
                <text:p>0.0069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69888">
                <text:p>0.00698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70056">
                <text:p>0.00700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70224">
                <text:p>0.00702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70392">
                <text:p>0.00703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7056">
                <text:p>0.0070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70728">
                <text:p>0.00707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70896">
                <text:p>0.00708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71064">
                <text:p>0.00710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71232">
                <text:p>0.00712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714">
                <text:p>0.007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71568">
                <text:p>0.00715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71736">
                <text:p>0.00717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71904">
                <text:p>0.0071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72072">
                <text:p>0.00720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7224">
                <text:p>0.0072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72408">
                <text:p>0.00724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72576">
                <text:p>0.00725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72744">
                <text:p>0.00727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72912">
                <text:p>0.00729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7308">
                <text:p>0.0073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73248">
                <text:p>0.00732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73416">
                <text:p>0.00734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73584">
                <text:p>0.00735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73752">
                <text:p>0.00737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7392">
                <text:p>0.0073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74088">
                <text:p>0.00740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74256">
                <text:p>0.00742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74424">
                <text:p>0.00744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74592">
                <text:p>0.00745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7476">
                <text:p>0.0074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74928">
                <text:p>0.00749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75096">
                <text:p>0.00750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75264">
                <text:p>0.00752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75432">
                <text:p>0.00754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756">
                <text:p>0.007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75768">
                <text:p>0.00757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75936">
                <text:p>0.00759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76104">
                <text:p>0.00761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76272">
                <text:p>0.00762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7644">
                <text:p>0.0076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76608">
                <text:p>0.00766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76776">
                <text:p>0.00767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76944">
                <text:p>0.00769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77112">
                <text:p>0.00771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7728">
                <text:p>0.0077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77448">
                <text:p>0.00774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77616">
                <text:p>0.00776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77784">
                <text:p>0.00777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77952">
                <text:p>0.00779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7812">
                <text:p>0.0078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78288">
                <text:p>0.00782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78456">
                <text:p>0.00784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78624">
                <text:p>0.00786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78792">
                <text:p>0.00787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7896">
                <text:p>0.0078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79128">
                <text:p>0.00791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79296">
                <text:p>0.00792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79464">
                <text:p>0.00794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79632">
                <text:p>0.00796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798">
                <text:p>0.007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79968">
                <text:p>0.00799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80136">
                <text:p>0.008013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80304">
                <text:p>0.008030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80472">
                <text:p>0.008047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8064">
                <text:p>0.0080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80808">
                <text:p>0.008080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80976">
                <text:p>0.008097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81144">
                <text:p>0.00811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81312">
                <text:p>0.00813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8148">
                <text:p>0.0081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81648">
                <text:p>0.00816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81816">
                <text:p>0.00818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81984">
                <text:p>0.00819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82152">
                <text:p>0.00821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8232">
                <text:p>0.0082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82488">
                <text:p>0.00824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82656">
                <text:p>0.00826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82824">
                <text:p>0.00828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82992">
                <text:p>0.00829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8316">
                <text:p>0.0083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83328">
                <text:p>0.00833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83496">
                <text:p>0.00834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83664">
                <text:p>0.00836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83832">
                <text:p>0.00838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84">
                <text:p>0.00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84168">
                <text:p>0.0084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84336">
                <text:p>0.00843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84504">
                <text:p>0.00845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84672">
                <text:p>0.0084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8484">
                <text:p>0.0084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85008">
                <text:p>0.00850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85176">
                <text:p>0.00851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85344">
                <text:p>0.0085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85512">
                <text:p>0.00855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8568">
                <text:p>0.0085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85848">
                <text:p>0.00858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86016">
                <text:p>0.00860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86184">
                <text:p>0.00861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86352">
                <text:p>0.00863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8652">
                <text:p>0.0086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86688">
                <text:p>0.00866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86856">
                <text:p>0.00868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87024">
                <text:p>0.00870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87192">
                <text:p>0.00871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8736">
                <text:p>0.0087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87528">
                <text:p>0.00875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87696">
                <text:p>0.00876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87864">
                <text:p>0.0087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88032">
                <text:p>0.00880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882">
                <text:p>0.008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88368">
                <text:p>0.00883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88536">
                <text:p>0.00885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88704">
                <text:p>0.00887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88872">
                <text:p>0.00888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8904">
                <text:p>0.008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89208">
                <text:p>0.00892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89376">
                <text:p>0.00893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89544">
                <text:p>0.00895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89712">
                <text:p>0.00897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8988">
                <text:p>0.0089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90048">
                <text:p>0.00900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90216">
                <text:p>0.00902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90384">
                <text:p>0.00903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90552">
                <text:p>0.00905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9072">
                <text:p>0.0090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90888">
                <text:p>0.00908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91056">
                <text:p>0.00910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91224">
                <text:p>0.00912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91392">
                <text:p>0.00913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9156">
                <text:p>0.0091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91728">
                <text:p>0.00917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91896">
                <text:p>0.00918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92064">
                <text:p>0.00920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92232">
                <text:p>0.00922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924">
                <text:p>0.009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92568">
                <text:p>0.00925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92736">
                <text:p>0.00927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92904">
                <text:p>0.0092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93072">
                <text:p>0.00930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9324">
                <text:p>0.0093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93408">
                <text:p>0.00934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93576">
                <text:p>0.00935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93744">
                <text:p>0.00937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93912">
                <text:p>0.00939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9408">
                <text:p>0.0094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94248">
                <text:p>0.00942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94416">
                <text:p>0.00944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94584">
                <text:p>0.00945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94752">
                <text:p>0.00947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9492">
                <text:p>0.0094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95088">
                <text:p>0.00950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95256">
                <text:p>0.00952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95424">
                <text:p>0.00954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95592">
                <text:p>0.00955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9576">
                <text:p>0.0095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95928">
                <text:p>0.00959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96096">
                <text:p>0.00960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96264">
                <text:p>0.00962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96432">
                <text:p>0.00964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966">
                <text:p>0.009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96768">
                <text:p>0.00967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96936">
                <text:p>0.00969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97104">
                <text:p>0.00971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97272">
                <text:p>0.00972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9744">
                <text:p>0.0097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97608">
                <text:p>0.00976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97776">
                <text:p>0.00977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97944">
                <text:p>0.00979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98112">
                <text:p>0.00981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9828">
                <text:p>0.0098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98448">
                <text:p>0.00984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98616">
                <text:p>0.00986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98784">
                <text:p>0.00987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98952">
                <text:p>0.00989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9912">
                <text:p>0.0099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99288">
                <text:p>0.00992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99456">
                <text:p>0.00994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99624">
                <text:p>0.00996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99792">
                <text:p>0.00997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9996">
                <text:p>0.0099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100128">
                <text:p>0.010012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100296">
                <text:p>0.010029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100464">
                <text:p>0.010046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100632">
                <text:p>0.01006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1008">
                <text:p>0.010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100968">
                <text:p>0.01009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101136">
                <text:p>0.01011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101304">
                <text:p>0.01013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101472">
                <text:p>0.01014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10164">
                <text:p>0.0101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101808">
                <text:p>0.01018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101976">
                <text:p>0.01019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102144">
                <text:p>0.01021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102312">
                <text:p>0.01023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10248">
                <text:p>0.0102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102648">
                <text:p>0.01026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102816">
                <text:p>0.01028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102984">
                <text:p>0.01029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103152">
                <text:p>0.01031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10332">
                <text:p>0.0103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103488">
                <text:p>0.01034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103656">
                <text:p>0.01036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103824">
                <text:p>0.01038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103992">
                <text:p>0.01039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10416">
                <text:p>0.0104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168844221">
                <text:p>-0.16884422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104328">
                <text:p>0.01043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104496">
                <text:p>0.01044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104664">
                <text:p>0.01046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104832">
                <text:p>0.01048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105">
                <text:p>0.010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105168">
                <text:p>0.0105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105336">
                <text:p>0.01053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105504">
                <text:p>0.01055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105672">
                <text:p>0.0105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10584">
                <text:p>0.0105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106008">
                <text:p>0.01060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106176">
                <text:p>0.01061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106344">
                <text:p>0.0106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106512">
                <text:p>0.01065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10668">
                <text:p>0.0106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106848">
                <text:p>0.01068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107016">
                <text:p>0.01070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107184">
                <text:p>0.01071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107352">
                <text:p>0.01073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10752">
                <text:p>0.0107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107688">
                <text:p>0.01076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107856">
                <text:p>0.01078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108024">
                <text:p>0.01080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108192">
                <text:p>0.01081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10836">
                <text:p>0.0108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108528">
                <text:p>0.01085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108696">
                <text:p>0.01086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108864">
                <text:p>0.0108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109032">
                <text:p>0.01090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1092">
                <text:p>0.010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109368">
                <text:p>0.01093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109536">
                <text:p>0.01095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109704">
                <text:p>0.01097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109872">
                <text:p>0.01098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11004">
                <text:p>0.0110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110208">
                <text:p>0.01102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110376">
                <text:p>0.01103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110544">
                <text:p>0.01105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110712">
                <text:p>0.01107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11088">
                <text:p>0.0110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111048">
                <text:p>0.01110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111216">
                <text:p>0.01112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111384">
                <text:p>0.01113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111552">
                <text:p>0.01115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11172">
                <text:p>0.0111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111888">
                <text:p>0.01118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112056">
                <text:p>0.01120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112224">
                <text:p>0.01122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112392">
                <text:p>0.01123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11256">
                <text:p>0.0112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112728">
                <text:p>0.01127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112896">
                <text:p>0.01128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113064">
                <text:p>0.01130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113232">
                <text:p>0.01132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1134">
                <text:p>0.0113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113568">
                <text:p>0.01135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113736">
                <text:p>0.01137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113904">
                <text:p>0.0113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114072">
                <text:p>0.01140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11424">
                <text:p>0.0114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114408">
                <text:p>0.01144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114576">
                <text:p>0.01145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114744">
                <text:p>0.01147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114912">
                <text:p>0.01149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11508">
                <text:p>0.0115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115248">
                <text:p>0.01152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115416">
                <text:p>0.01154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115584">
                <text:p>0.01155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115752">
                <text:p>0.01157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11592">
                <text:p>0.0115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116088">
                <text:p>0.01160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116256">
                <text:p>0.01162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116424">
                <text:p>0.01164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116592">
                <text:p>0.01165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11676">
                <text:p>0.0116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116928">
                <text:p>0.01169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117096">
                <text:p>0.01170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117264">
                <text:p>0.01172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117432">
                <text:p>0.01174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1176">
                <text:p>0.011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117768">
                <text:p>0.01177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117936">
                <text:p>0.01179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118104">
                <text:p>0.01181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118272">
                <text:p>0.01182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11844">
                <text:p>0.0118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118608">
                <text:p>0.01186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118776">
                <text:p>0.01187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118944">
                <text:p>0.01189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119112">
                <text:p>0.01191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11928">
                <text:p>0.0119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119448">
                <text:p>0.01194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119616">
                <text:p>0.01196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119784">
                <text:p>0.01197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119952">
                <text:p>0.01199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12012">
                <text:p>0.01201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120288">
                <text:p>0.012028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120456">
                <text:p>0.012045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120624">
                <text:p>0.01206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120792">
                <text:p>0.012079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12096">
                <text:p>0.0120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121128">
                <text:p>0.01211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121296">
                <text:p>0.01212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121464">
                <text:p>0.01214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121632">
                <text:p>0.01216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1218">
                <text:p>0.0121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121968">
                <text:p>0.01219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122136">
                <text:p>0.01221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122304">
                <text:p>0.01223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122472">
                <text:p>0.01224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12264">
                <text:p>0.0122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122808">
                <text:p>0.01228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122976">
                <text:p>0.01229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123144">
                <text:p>0.01231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123312">
                <text:p>0.01233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12348">
                <text:p>0.0123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123648">
                <text:p>0.01236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123816">
                <text:p>0.01238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123984">
                <text:p>0.01239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124152">
                <text:p>0.01241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168844221">
                <text:p>-0.1688442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12432">
                <text:p>0.0124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124488">
                <text:p>0.01244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124656">
                <text:p>0.01246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124824">
                <text:p>0.01248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124992">
                <text:p>0.01249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01005025">
                <text:p>0.20100502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12516">
                <text:p>0.0125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125328">
                <text:p>0.01253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125496">
                <text:p>0.01254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125664">
                <text:p>0.01256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125832">
                <text:p>0.01258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126">
                <text:p>0.01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126168">
                <text:p>0.0126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126336">
                <text:p>0.01263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126504">
                <text:p>0.01265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126672">
                <text:p>0.0126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12684">
                <text:p>0.0126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127008">
                <text:p>0.01270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127176">
                <text:p>0.01271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127344">
                <text:p>0.0127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127512">
                <text:p>0.01275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12768">
                <text:p>0.0127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127848">
                <text:p>0.01278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128016">
                <text:p>0.01280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128184">
                <text:p>0.01281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128352">
                <text:p>0.01283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12852">
                <text:p>0.0128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128688">
                <text:p>0.01286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128856">
                <text:p>0.01288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129024">
                <text:p>0.01290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129192">
                <text:p>0.01291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12936">
                <text:p>0.0129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129528">
                <text:p>0.01295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129696">
                <text:p>0.01296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129864">
                <text:p>0.0129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130032">
                <text:p>0.01300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1302">
                <text:p>0.013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130368">
                <text:p>0.01303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130536">
                <text:p>0.01305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130704">
                <text:p>0.01307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130872">
                <text:p>0.01308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13104">
                <text:p>0.0131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131208">
                <text:p>0.01312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131376">
                <text:p>0.01313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131544">
                <text:p>0.01315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131712">
                <text:p>0.01317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13188">
                <text:p>0.0131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132048">
                <text:p>0.01320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132216">
                <text:p>0.01322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132384">
                <text:p>0.01323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132552">
                <text:p>0.01325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13272">
                <text:p>0.0132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132888">
                <text:p>0.01328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133056">
                <text:p>0.01330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133224">
                <text:p>0.01332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133392">
                <text:p>0.01333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13356">
                <text:p>0.0133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133728">
                <text:p>0.01337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133896">
                <text:p>0.01338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134064">
                <text:p>0.01340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134232">
                <text:p>0.01342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1344">
                <text:p>0.01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134568">
                <text:p>0.01345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134736">
                <text:p>0.01347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134904">
                <text:p>0.0134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135072">
                <text:p>0.01350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13524">
                <text:p>0.0135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135408">
                <text:p>0.01354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135576">
                <text:p>0.01355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135744">
                <text:p>0.01357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135912">
                <text:p>0.01359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13608">
                <text:p>0.0136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136248">
                <text:p>0.01362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136416">
                <text:p>0.01364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136584">
                <text:p>0.01365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136752">
                <text:p>0.01367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13692">
                <text:p>0.0136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137088">
                <text:p>0.01370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137256">
                <text:p>0.01372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137424">
                <text:p>0.01374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137592">
                <text:p>0.01375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13776">
                <text:p>0.0137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137928">
                <text:p>0.01379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138096">
                <text:p>0.01380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138264">
                <text:p>0.01382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138432">
                <text:p>0.01384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1386">
                <text:p>0.013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138768">
                <text:p>0.01387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138936">
                <text:p>0.01389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139104">
                <text:p>0.01391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139272">
                <text:p>0.01392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13944">
                <text:p>0.0139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139608">
                <text:p>0.01396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139776">
                <text:p>0.01397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139944">
                <text:p>0.01399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140112">
                <text:p>0.014011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14028">
                <text:p>0.01402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140448">
                <text:p>0.014044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140616">
                <text:p>0.01406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140784">
                <text:p>0.01407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140952">
                <text:p>0.01409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14112">
                <text:p>0.0141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141288">
                <text:p>0.01412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141456">
                <text:p>0.01414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141624">
                <text:p>0.01416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141792">
                <text:p>0.01417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14196">
                <text:p>0.0141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142128">
                <text:p>0.01421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142296">
                <text:p>0.01422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142464">
                <text:p>0.01424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142632">
                <text:p>0.01426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1428">
                <text:p>0.014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142968">
                <text:p>0.01429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143136">
                <text:p>0.01431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143304">
                <text:p>0.01433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143472">
                <text:p>0.01434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14364">
                <text:p>0.0143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143808">
                <text:p>0.01438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143976">
                <text:p>0.01439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144144">
                <text:p>0.01441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184924623">
                <text:p>-0.18492462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144312">
                <text:p>0.01443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14448">
                <text:p>0.0144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144648">
                <text:p>0.01446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144816">
                <text:p>0.01448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144984">
                <text:p>0.01449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01005025">
                <text:p>0.2010050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145152">
                <text:p>0.01451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14532">
                <text:p>0.0145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145488">
                <text:p>0.01454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145656">
                <text:p>0.01456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145824">
                <text:p>0.01458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145992">
                <text:p>0.01459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14616">
                <text:p>0.0146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146328">
                <text:p>0.01463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146496">
                <text:p>0.01464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146664">
                <text:p>0.01466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146832">
                <text:p>0.01468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147">
                <text:p>0.0147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147168">
                <text:p>0.0147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147336">
                <text:p>0.01473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147504">
                <text:p>0.01475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147672">
                <text:p>0.0147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14784">
                <text:p>0.0147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148008">
                <text:p>0.01480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148176">
                <text:p>0.01481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148344">
                <text:p>0.0148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148512">
                <text:p>0.01485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14868">
                <text:p>0.0148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148848">
                <text:p>0.01488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149016">
                <text:p>0.01490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149184">
                <text:p>0.01491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149352">
                <text:p>0.01493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14952">
                <text:p>0.0149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149688">
                <text:p>0.01496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149856">
                <text:p>0.01498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150024">
                <text:p>0.01500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150192">
                <text:p>0.01501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15036">
                <text:p>0.0150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150528">
                <text:p>0.01505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150696">
                <text:p>0.01506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150864">
                <text:p>0.0150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151032">
                <text:p>0.01510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1512">
                <text:p>0.015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151368">
                <text:p>0.01513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151536">
                <text:p>0.01515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151704">
                <text:p>0.01517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151872">
                <text:p>0.01518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15204">
                <text:p>0.0152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152208">
                <text:p>0.01522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152376">
                <text:p>0.01523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152544">
                <text:p>0.01525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152712">
                <text:p>0.01527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15288">
                <text:p>0.0152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153048">
                <text:p>0.01530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153216">
                <text:p>0.01532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153384">
                <text:p>0.01533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153552">
                <text:p>0.01535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15372">
                <text:p>0.0153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153888">
                <text:p>0.01538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154056">
                <text:p>0.01540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154224">
                <text:p>0.01542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154392">
                <text:p>0.01543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15456">
                <text:p>0.0154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154728">
                <text:p>0.01547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154896">
                <text:p>0.01548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155064">
                <text:p>0.01550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155232">
                <text:p>0.01552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1554">
                <text:p>0.015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155568">
                <text:p>0.01555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155736">
                <text:p>0.01557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155904">
                <text:p>0.0155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156072">
                <text:p>0.01560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15624">
                <text:p>0.0156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156408">
                <text:p>0.01564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156576">
                <text:p>0.01565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156744">
                <text:p>0.01567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156912">
                <text:p>0.01569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15708">
                <text:p>0.0157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157248">
                <text:p>0.01572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157416">
                <text:p>0.01574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157584">
                <text:p>0.01575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157752">
                <text:p>0.01577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15792">
                <text:p>0.0157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158088">
                <text:p>0.01580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158256">
                <text:p>0.01582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158424">
                <text:p>0.01584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158592">
                <text:p>0.01585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15876">
                <text:p>0.0158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158928">
                <text:p>0.01589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159096">
                <text:p>0.01590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159264">
                <text:p>0.01592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159432">
                <text:p>0.01594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1596">
                <text:p>0.015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159768">
                <text:p>0.01597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159936">
                <text:p>0.01599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160104">
                <text:p>0.016010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160272">
                <text:p>0.016027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16044">
                <text:p>0.01604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160608">
                <text:p>0.016060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160776">
                <text:p>0.016077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160944">
                <text:p>0.01609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161112">
                <text:p>0.01611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16128">
                <text:p>0.0161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161448">
                <text:p>0.01614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161616">
                <text:p>0.01616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161784">
                <text:p>0.01617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161952">
                <text:p>0.01619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16212">
                <text:p>0.0162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162288">
                <text:p>0.01622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162456">
                <text:p>0.01624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162624">
                <text:p>0.01626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162792">
                <text:p>0.01627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16296">
                <text:p>0.0162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163128">
                <text:p>0.01631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163296">
                <text:p>0.01632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163464">
                <text:p>0.01634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163632">
                <text:p>0.01636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1638">
                <text:p>0.0163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163968">
                <text:p>0.01639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164136">
                <text:p>0.01641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184924623">
                <text:p>-0.18492462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164304">
                <text:p>0.01643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88442211">
                <text:p>-0.08844221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164472">
                <text:p>0.01644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16464">
                <text:p>0.0164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164808">
                <text:p>0.01648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164976">
                <text:p>0.01649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01005025">
                <text:p>0.20100502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165144">
                <text:p>0.01651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165312">
                <text:p>0.01653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16548">
                <text:p>0.0165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165648">
                <text:p>0.01656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165816">
                <text:p>0.01658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165984">
                <text:p>0.01659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166152">
                <text:p>0.01661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16632">
                <text:p>0.0166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166488">
                <text:p>0.01664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166656">
                <text:p>0.01666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166824">
                <text:p>0.01668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166992">
                <text:p>0.01669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16716">
                <text:p>0.0167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167328">
                <text:p>0.01673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167496">
                <text:p>0.01674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167664">
                <text:p>0.01676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67832">
                <text:p>0.01678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168">
                <text:p>0.0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168168">
                <text:p>0.01681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168336">
                <text:p>0.01683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168504">
                <text:p>0.01685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168672">
                <text:p>0.0168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16884">
                <text:p>0.0168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169008">
                <text:p>0.01690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169176">
                <text:p>0.01691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169344">
                <text:p>0.01693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169512">
                <text:p>0.01695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16968">
                <text:p>0.0169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169848">
                <text:p>0.01698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170016">
                <text:p>0.01700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170184">
                <text:p>0.01701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170352">
                <text:p>0.01703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17052">
                <text:p>0.0170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170688">
                <text:p>0.01706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170856">
                <text:p>0.01708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171024">
                <text:p>0.01710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171192">
                <text:p>0.01711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17136">
                <text:p>0.0171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171528">
                <text:p>0.01715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171696">
                <text:p>0.01716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171864">
                <text:p>0.01718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172032">
                <text:p>0.01720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1722">
                <text:p>0.0172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172368">
                <text:p>0.01723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172536">
                <text:p>0.01725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172704">
                <text:p>0.01727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172872">
                <text:p>0.01728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17304">
                <text:p>0.0173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173208">
                <text:p>0.01732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173376">
                <text:p>0.01733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173544">
                <text:p>0.01735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173712">
                <text:p>0.01737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17388">
                <text:p>0.0173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174048">
                <text:p>0.01740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174216">
                <text:p>0.01742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174384">
                <text:p>0.01743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174552">
                <text:p>0.01745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17472">
                <text:p>0.0174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174888">
                <text:p>0.01748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175056">
                <text:p>0.01750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175224">
                <text:p>0.01752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175392">
                <text:p>0.01753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17556">
                <text:p>0.0175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175728">
                <text:p>0.01757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175896">
                <text:p>0.01758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176064">
                <text:p>0.01760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176232">
                <text:p>0.01762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1764">
                <text:p>0.017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176568">
                <text:p>0.01765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176736">
                <text:p>0.01767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176904">
                <text:p>0.0176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177072">
                <text:p>0.01770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17724">
                <text:p>0.0177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177408">
                <text:p>0.01774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177576">
                <text:p>0.01775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177744">
                <text:p>0.01777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177912">
                <text:p>0.01779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17808">
                <text:p>0.0178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178248">
                <text:p>0.01782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178416">
                <text:p>0.01784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178584">
                <text:p>0.01785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178752">
                <text:p>0.01787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17892">
                <text:p>0.0178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179088">
                <text:p>0.01790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179256">
                <text:p>0.01792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179424">
                <text:p>0.01794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179592">
                <text:p>0.01795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17976">
                <text:p>0.0179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179928">
                <text:p>0.01799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180096">
                <text:p>0.018009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180264">
                <text:p>0.018026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180432">
                <text:p>0.01804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1806">
                <text:p>0.0180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180768">
                <text:p>0.01807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180936">
                <text:p>0.01809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181104">
                <text:p>0.01811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181272">
                <text:p>0.01812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18144">
                <text:p>0.0181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181608">
                <text:p>0.01816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181776">
                <text:p>0.01817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181944">
                <text:p>0.01819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182112">
                <text:p>0.01821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18228">
                <text:p>0.0182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182448">
                <text:p>0.01824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182616">
                <text:p>0.01826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182784">
                <text:p>0.01827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182952">
                <text:p>0.01829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18312">
                <text:p>0.0183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183288">
                <text:p>0.01832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183456">
                <text:p>0.01834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183624">
                <text:p>0.01836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183792">
                <text:p>0.01837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18396">
                <text:p>0.0183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184128">
                <text:p>0.01841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184924623">
                <text:p>-0.18492462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184296">
                <text:p>0.01842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88442211">
                <text:p>-0.08844221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184464">
                <text:p>0.01844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184632">
                <text:p>0.01846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1848">
                <text:p>0.018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184968">
                <text:p>0.01849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185136">
                <text:p>0.01851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185304">
                <text:p>0.01853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185472">
                <text:p>0.01854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18564">
                <text:p>0.0185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185808">
                <text:p>0.01858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185976">
                <text:p>0.01859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186144">
                <text:p>0.01861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186312">
                <text:p>0.01863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18648">
                <text:p>0.0186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186648">
                <text:p>0.01866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186816">
                <text:p>0.01868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186984">
                <text:p>0.01869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187152">
                <text:p>0.01871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18732">
                <text:p>0.0187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187488">
                <text:p>0.01874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187656">
                <text:p>0.01876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187824">
                <text:p>0.01878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187992">
                <text:p>0.01879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18816">
                <text:p>0.0188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188328">
                <text:p>0.01883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188496">
                <text:p>0.01884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188664">
                <text:p>0.01886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188832">
                <text:p>0.01888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189">
                <text:p>0.018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189168">
                <text:p>0.0189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189336">
                <text:p>0.01893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189504">
                <text:p>0.01895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189672">
                <text:p>0.0189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18984">
                <text:p>0.0189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190008">
                <text:p>0.01900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190176">
                <text:p>0.01901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190344">
                <text:p>0.01903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190512">
                <text:p>0.01905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19068">
                <text:p>0.0190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190848">
                <text:p>0.01908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191016">
                <text:p>0.01910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191184">
                <text:p>0.01911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191352">
                <text:p>0.01913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19152">
                <text:p>0.0191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191688">
                <text:p>0.01916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191856">
                <text:p>0.01918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192024">
                <text:p>0.01920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192192">
                <text:p>0.01921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19236">
                <text:p>0.0192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192528">
                <text:p>0.01925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192696">
                <text:p>0.01926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192864">
                <text:p>0.0192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193032">
                <text:p>0.01930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1932">
                <text:p>0.019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193368">
                <text:p>0.01933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193536">
                <text:p>0.01935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193704">
                <text:p>0.01937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193872">
                <text:p>0.01938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19404">
                <text:p>0.0194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194208">
                <text:p>0.01942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194376">
                <text:p>0.01943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194544">
                <text:p>0.01945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194712">
                <text:p>0.01947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19488">
                <text:p>0.0194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195048">
                <text:p>0.01950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195216">
                <text:p>0.01952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195384">
                <text:p>0.01953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195552">
                <text:p>0.01955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19572">
                <text:p>0.0195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195888">
                <text:p>0.01958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196056">
                <text:p>0.01960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196224">
                <text:p>0.01962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196392">
                <text:p>0.01963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19656">
                <text:p>0.0196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196728">
                <text:p>0.01967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196896">
                <text:p>0.01968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197064">
                <text:p>0.01970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197232">
                <text:p>0.01972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1974">
                <text:p>0.0197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197568">
                <text:p>0.01975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197736">
                <text:p>0.01977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197904">
                <text:p>0.0197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198072">
                <text:p>0.01980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19824">
                <text:p>0.0198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198408">
                <text:p>0.01984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198576">
                <text:p>0.01985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198744">
                <text:p>0.01987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198912">
                <text:p>0.01989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19908">
                <text:p>0.0199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199248">
                <text:p>0.01992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199416">
                <text:p>0.01994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199584">
                <text:p>0.01995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199752">
                <text:p>0.01997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